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248in" svg:y="0.2169in">
            <draw:object draw:notify-on-update-of-ranges="Sheet1.C2:Sheet1.C399 Sheet1.D2:Sheet1.D3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526" calcext:value-type="float">
            <text:p>37.526</text:p>
          </table:table-cell>
          <table:table-cell office:value-type="float" office:value="0.550001" calcext:value-type="float">
            <text:p>0.550001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172" calcext:value-type="float">
            <text:p>33.172</text:p>
          </table:table-cell>
          <table:table-cell office:value-type="float" office:value="0.75" calcext:value-type="float">
            <text:p>0.75</text:p>
          </table:table-cell>
          <table:table-cell office:value-type="float" office:value="13.515" calcext:value-type="float">
            <text:p>13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28" calcext:value-type="float">
            <text:p>31.28</text:p>
          </table:table-cell>
          <table:table-cell office:value-type="float" office:value="1.025" calcext:value-type="float">
            <text:p>1.025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53" calcext:value-type="float">
            <text:p>36.153</text:p>
          </table:table-cell>
          <table:table-cell office:value-type="float" office:value="1.24861" calcext:value-type="float">
            <text:p>1.24861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625" calcext:value-type="float">
            <text:p>38.625</text:p>
          </table:table-cell>
          <table:table-cell office:value-type="float" office:value="1.55068" calcext:value-type="float">
            <text:p>1.55068</text:p>
          </table:table-cell>
          <table:table-cell office:value-type="float" office:value="14.9275" calcext:value-type="float">
            <text:p>14.9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453" calcext:value-type="float">
            <text:p>35.453</text:p>
          </table:table-cell>
          <table:table-cell office:value-type="float" office:value="1.76428" calcext:value-type="float">
            <text:p>1.76428</text:p>
          </table:table-cell>
          <table:table-cell office:value-type="float" office:value="14.9275" calcext:value-type="float">
            <text:p>14.9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259" calcext:value-type="float">
            <text:p>35.259</text:p>
          </table:table-cell>
          <table:table-cell office:value-type="float" office:value="1.99067" calcext:value-type="float">
            <text:p>1.99067</text:p>
          </table:table-cell>
          <table:table-cell office:value-type="float" office:value="14.8825" calcext:value-type="float">
            <text:p>14.8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.972" calcext:value-type="float">
            <text:p>51.972</text:p>
          </table:table-cell>
          <table:table-cell office:value-type="float" office:value="2.24067" calcext:value-type="float">
            <text:p>2.24067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906" calcext:value-type="float">
            <text:p>40.906</text:p>
          </table:table-cell>
          <table:table-cell office:value-type="float" office:value="2.51567" calcext:value-type="float">
            <text:p>2.51567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462" calcext:value-type="float">
            <text:p>50.462</text:p>
          </table:table-cell>
          <table:table-cell office:value-type="float" office:value="2.81567" calcext:value-type="float">
            <text:p>2.81567</text:p>
          </table:table-cell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31" calcext:value-type="float">
            <text:p>39.31</text:p>
          </table:table-cell>
          <table:table-cell office:value-type="float" office:value="3.31692" calcext:value-type="float">
            <text:p>3.31692</text:p>
          </table:table-cell>
          <table:table-cell office:value-type="float" office:value="17.285" calcext:value-type="float">
            <text:p>17.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266" calcext:value-type="float">
            <text:p>44.266</text:p>
          </table:table-cell>
          <table:table-cell office:value-type="float" office:value="3.67486" calcext:value-type="float">
            <text:p>3.67486</text:p>
          </table:table-cell>
          <table:table-cell office:value-type="float" office:value="22.775" calcext:value-type="float">
            <text:p>22.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41" calcext:value-type="float">
            <text:p>43.41</text:p>
          </table:table-cell>
          <table:table-cell office:value-type="float" office:value="4.01027" calcext:value-type="float">
            <text:p>4.01027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363" calcext:value-type="float">
            <text:p>43.363</text:p>
          </table:table-cell>
          <table:table-cell office:value-type="float" office:value="4.32352" calcext:value-type="float">
            <text:p>4.32352</text:p>
          </table:table-cell>
          <table:table-cell office:value-type="float" office:value="26.1475" calcext:value-type="float">
            <text:p>26.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117" calcext:value-type="float">
            <text:p>45.117</text:p>
          </table:table-cell>
          <table:table-cell office:value-type="float" office:value="4.57477" calcext:value-type="float">
            <text:p>4.57477</text:p>
          </table:table-cell>
          <table:table-cell office:value-type="float" office:value="29.35" calcext:value-type="float">
            <text:p>2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03" calcext:value-type="float">
            <text:p>50.03</text:p>
          </table:table-cell>
          <table:table-cell office:value-type="float" office:value="4.8509" calcext:value-type="float">
            <text:p>4.8509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368" calcext:value-type="float">
            <text:p>46.368</text:p>
          </table:table-cell>
          <table:table-cell office:value-type="float" office:value="5.1759" calcext:value-type="float">
            <text:p>5.1759</text:p>
          </table:table-cell>
          <table:table-cell office:value-type="float" office:value="33.8575" calcext:value-type="float">
            <text:p>33.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18" calcext:value-type="float">
            <text:p>46.218</text:p>
          </table:table-cell>
          <table:table-cell office:value-type="float" office:value="5.53385" calcext:value-type="float">
            <text:p>5.53385</text:p>
          </table:table-cell>
          <table:table-cell office:value-type="float" office:value="35.4725" calcext:value-type="float">
            <text:p>35.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616" calcext:value-type="float">
            <text:p>43.616</text:p>
          </table:table-cell>
          <table:table-cell office:value-type="float" office:value="5.79486" calcext:value-type="float">
            <text:p>5.79486</text:p>
          </table:table-cell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755" calcext:value-type="float">
            <text:p>61.755</text:p>
          </table:table-cell>
          <table:table-cell office:value-type="float" office:value="6.099" calcext:value-type="float">
            <text:p>6.099</text:p>
          </table:table-cell>
          <table:table-cell office:value-type="float" office:value="37.5575" calcext:value-type="float">
            <text:p>37.5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256" calcext:value-type="float">
            <text:p>56.256</text:p>
          </table:table-cell>
          <table:table-cell office:value-type="float" office:value="6.42496" calcext:value-type="float">
            <text:p>6.42496</text:p>
          </table:table-cell>
          <table:table-cell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314" calcext:value-type="float">
            <text:p>48.314</text:p>
          </table:table-cell>
          <table:table-cell office:value-type="float" office:value="6.67496" calcext:value-type="float">
            <text:p>6.67496</text:p>
          </table:table-cell>
          <table:table-cell office:value-type="float" office:value="39.6025" calcext:value-type="float">
            <text:p>39.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.56" calcext:value-type="float">
            <text:p>72.56</text:p>
          </table:table-cell>
          <table:table-cell office:value-type="float" office:value="6.9262" calcext:value-type="float">
            <text:p>6.9262</text:p>
          </table:table-cell>
          <table:table-cell office:value-type="float" office:value="42.1675" calcext:value-type="float">
            <text:p>42.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544" calcext:value-type="float">
            <text:p>76.544</text:p>
          </table:table-cell>
          <table:table-cell office:value-type="float" office:value="7.23544" calcext:value-type="float">
            <text:p>7.23544</text:p>
          </table:table-cell>
          <table:table-cell office:value-type="float" office:value="42.06" calcext:value-type="float">
            <text:p>4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62" calcext:value-type="float">
            <text:p>58.462</text:p>
          </table:table-cell>
          <table:table-cell office:value-type="float" office:value="7.56426" calcext:value-type="float">
            <text:p>7.56426</text:p>
          </table:table-cell>
          <table:table-cell office:value-type="float" office:value="42.67" calcext:value-type="float">
            <text:p>4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62" calcext:value-type="float">
            <text:p>54.62</text:p>
          </table:table-cell>
          <table:table-cell office:value-type="float" office:value="7.77786" calcext:value-type="float">
            <text:p>7.77786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599" calcext:value-type="float">
            <text:p>57.599</text:p>
          </table:table-cell>
          <table:table-cell office:value-type="float" office:value="8.10382" calcext:value-type="float">
            <text:p>8.10382</text:p>
          </table:table-cell>
          <table:table-cell office:value-type="float" office:value="43.11" calcext:value-type="float">
            <text:p>4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271" calcext:value-type="float">
            <text:p>69.271</text:p>
          </table:table-cell>
          <table:table-cell office:value-type="float" office:value="8.37308" calcext:value-type="float">
            <text:p>8.37308</text:p>
          </table:table-cell>
          <table:table-cell office:value-type="float" office:value="43.725" calcext:value-type="float">
            <text:p>43.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.607" calcext:value-type="float">
            <text:p>60.607</text:p>
          </table:table-cell>
          <table:table-cell office:value-type="float" office:value="8.69808" calcext:value-type="float">
            <text:p>8.69808</text:p>
          </table:table-cell>
          <table:table-cell office:value-type="float" office:value="43.975" calcext:value-type="float">
            <text:p>43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645" calcext:value-type="float">
            <text:p>50.645</text:p>
          </table:table-cell>
          <table:table-cell office:value-type="float" office:value="8.92308" calcext:value-type="float">
            <text:p>8.92308</text:p>
          </table:table-cell>
          <table:table-cell office:value-type="float" office:value="43.6925" calcext:value-type="float">
            <text:p>43.6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.302" calcext:value-type="float">
            <text:p>58.302</text:p>
          </table:table-cell>
          <table:table-cell office:value-type="float" office:value="9.32308" calcext:value-type="float">
            <text:p>9.32308</text:p>
          </table:table-cell>
          <table:table-cell office:value-type="float" office:value="44.7525" calcext:value-type="float">
            <text:p>44.7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.352" calcext:value-type="float">
            <text:p>59.352</text:p>
          </table:table-cell>
          <table:table-cell office:value-type="float" office:value="9.64904" calcext:value-type="float">
            <text:p>9.64904</text:p>
          </table:table-cell>
          <table:table-cell office:value-type="float" office:value="44.685" calcext:value-type="float">
            <text:p>44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43" calcext:value-type="float">
            <text:p>60.43</text:p>
          </table:table-cell>
          <table:table-cell office:value-type="float" office:value="9.89904" calcext:value-type="float">
            <text:p>9.89904</text:p>
          </table:table-cell>
          <table:table-cell office:value-type="float" office:value="46.0525" calcext:value-type="float">
            <text:p>46.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.396" calcext:value-type="float">
            <text:p>64.396</text:p>
          </table:table-cell>
          <table:table-cell office:value-type="float" office:value="10.124" calcext:value-type="float">
            <text:p>10.124</text:p>
          </table:table-cell>
          <table:table-cell office:value-type="float" office:value="45.93" calcext:value-type="float">
            <text:p>4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88" calcext:value-type="float">
            <text:p>59.088</text:p>
          </table:table-cell>
          <table:table-cell office:value-type="float" office:value="10.4002" calcext:value-type="float">
            <text:p>10.4002</text:p>
          </table:table-cell>
          <table:table-cell office:value-type="float" office:value="46.0875" calcext:value-type="float">
            <text:p>46.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693" calcext:value-type="float">
            <text:p>59.693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46.8775" calcext:value-type="float">
            <text:p>46.8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59" calcext:value-type="float">
            <text:p>54.59</text:p>
          </table:table-cell>
          <table:table-cell office:value-type="float" office:value="11.0521" calcext:value-type="float">
            <text:p>11.0521</text:p>
          </table:table-cell>
          <table:table-cell office:value-type="float" office:value="47.4525" calcext:value-type="float">
            <text:p>47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.186" calcext:value-type="float">
            <text:p>73.186</text:p>
          </table:table-cell>
          <table:table-cell office:value-type="float" office:value="11.3809" calcext:value-type="float">
            <text:p>11.3809</text:p>
          </table:table-cell>
          <table:table-cell office:value-type="float" office:value="47.225" calcext:value-type="float">
            <text:p>47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379" calcext:value-type="float">
            <text:p>72.379</text:p>
          </table:table-cell>
          <table:table-cell office:value-type="float" office:value="11.6559" calcext:value-type="float">
            <text:p>11.6559</text:p>
          </table:table-cell>
          <table:table-cell office:value-type="float" office:value="48.6425" calcext:value-type="float">
            <text:p>48.6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412" calcext:value-type="float">
            <text:p>56.412</text:p>
          </table:table-cell>
          <table:table-cell office:value-type="float" office:value="11.9072" calcext:value-type="float">
            <text:p>11.9072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482" calcext:value-type="float">
            <text:p>73.482</text:p>
          </table:table-cell>
          <table:table-cell office:value-type="float" office:value="12.1547" calcext:value-type="float">
            <text:p>12.1547</text:p>
          </table:table-cell>
          <table:table-cell office:value-type="float" office:value="52.9475" calcext:value-type="float">
            <text:p>52.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.562" calcext:value-type="float">
            <text:p>70.562</text:p>
          </table:table-cell>
          <table:table-cell office:value-type="float" office:value="12.4462" calcext:value-type="float">
            <text:p>12.4462</text:p>
          </table:table-cell>
          <table:table-cell office:value-type="float" office:value="52.62" calcext:value-type="float">
            <text:p>5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.994" calcext:value-type="float">
            <text:p>70.994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52.945" calcext:value-type="float">
            <text:p>52.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644" calcext:value-type="float">
            <text:p>70.644</text:p>
          </table:table-cell>
          <table:table-cell office:value-type="float" office:value="12.8007" calcext:value-type="float">
            <text:p>12.8007</text:p>
          </table:table-cell>
          <table:table-cell office:value-type="float" office:value="52.9475" calcext:value-type="float">
            <text:p>52.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.551" calcext:value-type="float">
            <text:p>62.551</text:p>
          </table:table-cell>
          <table:table-cell office:value-type="float" office:value="13.0818" calcext:value-type="float">
            <text:p>13.0818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.75" calcext:value-type="float">
            <text:p>69.75</text:p>
          </table:table-cell>
          <table:table-cell office:value-type="float" office:value="13.4229" calcext:value-type="float">
            <text:p>13.4229</text:p>
          </table:table-cell>
          <table:table-cell office:value-type="float" office:value="52.885" calcext:value-type="float">
            <text:p>52.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.549" calcext:value-type="float">
            <text:p>86.549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.365" calcext:value-type="float">
            <text:p>75.365</text:p>
          </table:table-cell>
          <table:table-cell office:value-type="float" office:value="13.9315" calcext:value-type="float">
            <text:p>13.931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.727" calcext:value-type="float">
            <text:p>88.727</text:p>
          </table:table-cell>
          <table:table-cell office:value-type="float" office:value="14.1565" calcext:value-type="float">
            <text:p>14.156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.923" calcext:value-type="float">
            <text:p>68.923</text:p>
          </table:table-cell>
          <table:table-cell office:value-type="float" office:value="14.4825" calcext:value-type="float">
            <text:p>14.482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.105" calcext:value-type="float">
            <text:p>65.105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.363" calcext:value-type="float">
            <text:p>69.363</text:p>
          </table:table-cell>
          <table:table-cell office:value-type="float" office:value="15.0335" calcext:value-type="float">
            <text:p>15.0335</text:p>
          </table:table-cell>
          <table:table-cell office:value-type="float" office:value="52.88" calcext:value-type="float">
            <text:p>52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.531" calcext:value-type="float">
            <text:p>62.531</text:p>
          </table:table-cell>
          <table:table-cell office:value-type="float" office:value="15.2847" calcext:value-type="float">
            <text:p>15.2847</text:p>
          </table:table-cell>
          <table:table-cell office:value-type="float" office:value="52.8725" calcext:value-type="float">
            <text:p>52.87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.851" calcext:value-type="float">
            <text:p>84.851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53.2025" calcext:value-type="float">
            <text:p>53.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729" calcext:value-type="float">
            <text:p>63.729</text:p>
          </table:table-cell>
          <table:table-cell office:value-type="float" office:value="15.7902" calcext:value-type="float">
            <text:p>15.7902</text:p>
          </table:table-cell>
          <table:table-cell office:value-type="float" office:value="53.7375" calcext:value-type="float">
            <text:p>53.7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.192" calcext:value-type="float">
            <text:p>84.192</text:p>
          </table:table-cell>
          <table:table-cell office:value-type="float" office:value="16.0995" calcext:value-type="float">
            <text:p>16.0995</text:p>
          </table:table-cell>
          <table:table-cell office:value-type="float" office:value="53.7375" calcext:value-type="float">
            <text:p>53.7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.132" calcext:value-type="float">
            <text:p>80.132</text:p>
          </table:table-cell>
          <table:table-cell office:value-type="float" office:value="16.379" calcext:value-type="float">
            <text:p>16.379</text:p>
          </table:table-cell>
          <table:table-cell office:value-type="float" office:value="54.12" calcext:value-type="float">
            <text:p>54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.457" calcext:value-type="float">
            <text:p>73.457</text:p>
          </table:table-cell>
          <table:table-cell office:value-type="float" office:value="16.68" calcext:value-type="float">
            <text:p>16.68</text:p>
          </table:table-cell>
          <table:table-cell office:value-type="float" office:value="54.12" calcext:value-type="float">
            <text:p>54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.612" calcext:value-type="float">
            <text:p>71.612</text:p>
          </table:table-cell>
          <table:table-cell office:value-type="float" office:value="17.006" calcext:value-type="float">
            <text:p>17.006</text:p>
          </table:table-cell>
          <table:table-cell office:value-type="float" office:value="54.1075" calcext:value-type="float">
            <text:p>54.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.213" calcext:value-type="float">
            <text:p>65.213</text:p>
          </table:table-cell>
          <table:table-cell office:value-type="float" office:value="17.356" calcext:value-type="float">
            <text:p>17.356</text:p>
          </table:table-cell>
          <table:table-cell office:value-type="float" office:value="54.1075" calcext:value-type="float">
            <text:p>54.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999" calcext:value-type="float">
            <text:p>57.999</text:p>
          </table:table-cell>
          <table:table-cell office:value-type="float" office:value="17.706" calcext:value-type="float">
            <text:p>17.706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.255" calcext:value-type="float">
            <text:p>56.255</text:p>
          </table:table-cell>
          <table:table-cell office:value-type="float" office:value="18.031" calcext:value-type="float">
            <text:p>18.031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203" calcext:value-type="float">
            <text:p>60.203</text:p>
          </table:table-cell>
          <table:table-cell office:value-type="float" office:value="18.381" calcext:value-type="float">
            <text:p>18.381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.208" calcext:value-type="float">
            <text:p>63.208</text:p>
          </table:table-cell>
          <table:table-cell office:value-type="float" office:value="18.6605" calcext:value-type="float">
            <text:p>18.6605</text:p>
          </table:table-cell>
          <table:table-cell office:value-type="float" office:value="54.1" calcext:value-type="float">
            <text:p>5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.948" calcext:value-type="float">
            <text:p>66.948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54.07" calcext:value-type="float">
            <text:p>54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.54" calcext:value-type="float">
            <text:p>84.54</text:p>
          </table:table-cell>
          <table:table-cell office:value-type="float" office:value="19.1867" calcext:value-type="float">
            <text:p>19.1867</text:p>
          </table:table-cell>
          <table:table-cell office:value-type="float" office:value="56.2225" calcext:value-type="float">
            <text:p>56.2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154" calcext:value-type="float">
            <text:p>63.154</text:p>
          </table:table-cell>
          <table:table-cell office:value-type="float" office:value="19.5117" calcext:value-type="float">
            <text:p>19.5117</text:p>
          </table:table-cell>
          <table:table-cell office:value-type="float" office:value="56.6875" calcext:value-type="float">
            <text:p>56.6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.071" calcext:value-type="float">
            <text:p>97.071</text:p>
          </table:table-cell>
          <table:table-cell office:value-type="float" office:value="19.8128" calcext:value-type="float">
            <text:p>19.8128</text:p>
          </table:table-cell>
          <table:table-cell office:value-type="float" office:value="56.57" calcext:value-type="float">
            <text:p>56.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714" calcext:value-type="float">
            <text:p>71.714</text:p>
          </table:table-cell>
          <table:table-cell office:value-type="float" office:value="20.1637" calcext:value-type="float">
            <text:p>20.1637</text:p>
          </table:table-cell>
          <table:table-cell office:value-type="float" office:value="57.2375" calcext:value-type="float">
            <text:p>57.2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013" calcext:value-type="float">
            <text:p>71.013</text:p>
          </table:table-cell>
          <table:table-cell office:value-type="float" office:value="20.4637" calcext:value-type="float">
            <text:p>20.4637</text:p>
          </table:table-cell>
          <table:table-cell office:value-type="float" office:value="57.1725" calcext:value-type="float">
            <text:p>57.17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8.113" calcext:value-type="float">
            <text:p>128.113</text:p>
          </table:table-cell>
          <table:table-cell office:value-type="float" office:value="20.6137" calcext:value-type="float">
            <text:p>20.6137</text:p>
          </table:table-cell>
          <table:table-cell office:value-type="float" office:value="57.1175" calcext:value-type="float">
            <text:p>57.1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.63" calcext:value-type="float">
            <text:p>80.63</text:p>
          </table:table-cell>
          <table:table-cell office:value-type="float" office:value="20.9887" calcext:value-type="float">
            <text:p>20.9887</text:p>
          </table:table-cell>
          <table:table-cell office:value-type="float" office:value="58.495" calcext:value-type="float">
            <text:p>58.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.463" calcext:value-type="float">
            <text:p>84.463</text:p>
          </table:table-cell>
          <table:table-cell office:value-type="float" office:value="21.2349" calcext:value-type="float">
            <text:p>21.2349</text:p>
          </table:table-cell>
          <table:table-cell office:value-type="float" office:value="62.3775" calcext:value-type="float">
            <text:p>62.3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187" calcext:value-type="float">
            <text:p>99.187</text:p>
          </table:table-cell>
          <table:table-cell office:value-type="float" office:value="21.6132" calcext:value-type="float">
            <text:p>21.6132</text:p>
          </table:table-cell>
          <table:table-cell office:value-type="float" office:value="64.8775" calcext:value-type="float">
            <text:p>64.8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488" calcext:value-type="float">
            <text:p>77.488</text:p>
          </table:table-cell>
          <table:table-cell office:value-type="float" office:value="21.942" calcext:value-type="float">
            <text:p>21.942</text:p>
          </table:table-cell>
          <table:table-cell office:value-type="float" office:value="67.4" calcext:value-type="float">
            <text:p>67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.719" calcext:value-type="float">
            <text:p>68.719</text:p>
          </table:table-cell>
          <table:table-cell office:value-type="float" office:value="22.1725" calcext:value-type="float">
            <text:p>22.1725</text:p>
          </table:table-cell>
          <table:table-cell office:value-type="float" office:value="68.1475" calcext:value-type="float">
            <text:p>68.1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.903" calcext:value-type="float">
            <text:p>73.903</text:p>
          </table:table-cell>
          <table:table-cell office:value-type="float" office:value="22.4767" calcext:value-type="float">
            <text:p>22.4767</text:p>
          </table:table-cell>
          <table:table-cell office:value-type="float" office:value="73.4525" calcext:value-type="float">
            <text:p>73.4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.066" calcext:value-type="float">
            <text:p>79.066</text:p>
          </table:table-cell>
          <table:table-cell office:value-type="float" office:value="22.6517" calcext:value-type="float">
            <text:p>22.6517</text:p>
          </table:table-cell>
          <table:table-cell office:value-type="float" office:value="74.91" calcext:value-type="float">
            <text:p>74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43" calcext:value-type="float">
            <text:p>93.43</text:p>
          </table:table-cell>
          <table:table-cell office:value-type="float" office:value="22.9367" calcext:value-type="float">
            <text:p>22.9367</text:p>
          </table:table-cell>
          <table:table-cell office:value-type="float" office:value="77.2525" calcext:value-type="float">
            <text:p>77.2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9" calcext:value-type="float">
            <text:p>78.59</text:p>
          </table:table-cell>
          <table:table-cell office:value-type="float" office:value="23.2529" calcext:value-type="float">
            <text:p>23.2529</text:p>
          </table:table-cell>
          <table:table-cell office:value-type="float" office:value="80.0775" calcext:value-type="float">
            <text:p>80.0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.417" calcext:value-type="float">
            <text:p>83.417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81.17" calcext:value-type="float">
            <text:p>81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.052" calcext:value-type="float">
            <text:p>87.052</text:p>
          </table:table-cell>
          <table:table-cell office:value-type="float" office:value="23.8122" calcext:value-type="float">
            <text:p>23.8122</text:p>
          </table:table-cell>
          <table:table-cell office:value-type="float" office:value="82.5925" calcext:value-type="float">
            <text:p>82.5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.741" calcext:value-type="float">
            <text:p>84.741</text:p>
          </table:table-cell>
          <table:table-cell office:value-type="float" office:value="24.0358" calcext:value-type="float">
            <text:p>24.0358</text:p>
          </table:table-cell>
          <table:table-cell office:value-type="float" office:value="82.5825" calcext:value-type="float">
            <text:p>82.5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.928" calcext:value-type="float">
            <text:p>73.928</text:p>
          </table:table-cell>
          <table:table-cell office:value-type="float" office:value="24.3187" calcext:value-type="float">
            <text:p>24.3187</text:p>
          </table:table-cell>
          <table:table-cell office:value-type="float" office:value="82.59" calcext:value-type="float">
            <text:p>82.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.663" calcext:value-type="float">
            <text:p>106.663</text:p>
          </table:table-cell>
          <table:table-cell office:value-type="float" office:value="24.5761" calcext:value-type="float">
            <text:p>24.5761</text:p>
          </table:table-cell>
          <table:table-cell office:value-type="float" office:value="82.59" calcext:value-type="float">
            <text:p>82.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.53" calcext:value-type="float">
            <text:p>84.53</text:p>
          </table:table-cell>
          <table:table-cell office:value-type="float" office:value="24.934" calcext:value-type="float">
            <text:p>24.934</text:p>
          </table:table-cell>
          <table:table-cell office:value-type="float" office:value="82.585" calcext:value-type="float">
            <text:p>82.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943" calcext:value-type="float">
            <text:p>87.943</text:p>
          </table:table-cell>
          <table:table-cell office:value-type="float" office:value="25.2102" calcext:value-type="float">
            <text:p>25.2102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381" calcext:value-type="float">
            <text:p>83.381</text:p>
          </table:table-cell>
          <table:table-cell office:value-type="float" office:value="25.5611" calcext:value-type="float">
            <text:p>25.5611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.375" calcext:value-type="float">
            <text:p>94.375</text:p>
          </table:table-cell>
          <table:table-cell office:value-type="float" office:value="25.8652" calcext:value-type="float">
            <text:p>25.8652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.585" calcext:value-type="float">
            <text:p>75.585</text:p>
          </table:table-cell>
          <table:table-cell office:value-type="float" office:value="26.0667" calcext:value-type="float">
            <text:p>26.0667</text:p>
          </table:table-cell>
          <table:table-cell office:value-type="float" office:value="83.4275" calcext:value-type="float">
            <text:p>83.4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.589" calcext:value-type="float">
            <text:p>92.589</text:p>
          </table:table-cell>
          <table:table-cell office:value-type="float" office:value="26.4167" calcext:value-type="float">
            <text:p>26.4167</text:p>
          </table:table-cell>
          <table:table-cell office:value-type="float" office:value="84.47" calcext:value-type="float">
            <text:p>84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.783" calcext:value-type="float">
            <text:p>80.783</text:p>
          </table:table-cell>
          <table:table-cell office:value-type="float" office:value="26.6717" calcext:value-type="float">
            <text:p>26.6717</text:p>
          </table:table-cell>
          <table:table-cell office:value-type="float" office:value="84.445" calcext:value-type="float">
            <text:p>84.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.038" calcext:value-type="float">
            <text:p>102.038</text:p>
          </table:table-cell>
          <table:table-cell office:value-type="float" office:value="26.9512" calcext:value-type="float">
            <text:p>26.9512</text:p>
          </table:table-cell>
          <table:table-cell office:value-type="float" office:value="88.6175" calcext:value-type="float">
            <text:p>88.6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.482" calcext:value-type="float">
            <text:p>104.482</text:p>
          </table:table-cell>
          <table:table-cell office:value-type="float" office:value="27.3012" calcext:value-type="float">
            <text:p>27.3012</text:p>
          </table:table-cell>
          <table:table-cell office:value-type="float" office:value="91.5125" calcext:value-type="float">
            <text:p>91.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.405" calcext:value-type="float">
            <text:p>82.405</text:p>
          </table:table-cell>
          <table:table-cell office:value-type="float" office:value="27.6012" calcext:value-type="float">
            <text:p>27.6012</text:p>
          </table:table-cell>
          <table:table-cell office:value-type="float" office:value="93.4075" calcext:value-type="float">
            <text:p>93.4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.827" calcext:value-type="float">
            <text:p>112.827</text:p>
          </table:table-cell>
          <table:table-cell office:value-type="float" office:value="27.977" calcext:value-type="float">
            <text:p>27.977</text:p>
          </table:table-cell>
          <table:table-cell office:value-type="float" office:value="95.5425" calcext:value-type="float">
            <text:p>95.5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721" calcext:value-type="float">
            <text:p>97.721</text:p>
          </table:table-cell>
          <table:table-cell office:value-type="float" office:value="28.3059" calcext:value-type="float">
            <text:p>28.3059</text:p>
          </table:table-cell>
          <table:table-cell office:value-type="float" office:value="96.935" calcext:value-type="float">
            <text:p>96.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.02" calcext:value-type="float">
            <text:p>110.02</text:p>
          </table:table-cell>
          <table:table-cell office:value-type="float" office:value="28.5364" calcext:value-type="float">
            <text:p>28.5364</text:p>
          </table:table-cell>
          <table:table-cell office:value-type="float" office:value="97.5175" calcext:value-type="float">
            <text:p>97.5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7.967" calcext:value-type="float">
            <text:p>107.967</text:p>
          </table:table-cell>
          <table:table-cell office:value-type="float" office:value="28.8652" calcext:value-type="float">
            <text:p>28.8652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.056" calcext:value-type="float">
            <text:p>86.056</text:p>
          </table:table-cell>
          <table:table-cell office:value-type="float" office:value="29.1201" calcext:value-type="float">
            <text:p>29.1201</text:p>
          </table:table-cell>
          <table:table-cell office:value-type="float" office:value="101.55" calcext:value-type="float">
            <text:p>101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.524" calcext:value-type="float">
            <text:p>85.524</text:p>
          </table:table-cell>
          <table:table-cell office:value-type="float" office:value="29.6307" calcext:value-type="float">
            <text:p>29.6307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.551" calcext:value-type="float">
            <text:p>96.551</text:p>
          </table:table-cell>
          <table:table-cell office:value-type="float" office:value="29.8917" calcext:value-type="float">
            <text:p>29.8917</text:p>
          </table:table-cell>
          <table:table-cell office:value-type="float" office:value="103.668" calcext:value-type="float">
            <text:p>103.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1.189" calcext:value-type="float">
            <text:p>111.189</text:p>
          </table:table-cell>
          <table:table-cell office:value-type="float" office:value="30.1429" calcext:value-type="float">
            <text:p>30.1429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.012" calcext:value-type="float">
            <text:p>110.012</text:p>
          </table:table-cell>
          <table:table-cell office:value-type="float" office:value="30.4429" calcext:value-type="float">
            <text:p>30.4429</text:p>
          </table:table-cell>
          <table:table-cell office:value-type="float" office:value="105.173" calcext:value-type="float">
            <text:p>105.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.199" calcext:value-type="float">
            <text:p>82.199</text:p>
          </table:table-cell>
          <table:table-cell office:value-type="float" office:value="30.7179" calcext:value-type="float">
            <text:p>30.7179</text:p>
          </table:table-cell>
          <table:table-cell office:value-type="float" office:value="106.01" calcext:value-type="float">
            <text:p>106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.828" calcext:value-type="float">
            <text:p>90.828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106.87" calcext:value-type="float">
            <text:p>106.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.385" calcext:value-type="float">
            <text:p>83.385</text:p>
          </table:table-cell>
          <table:table-cell office:value-type="float" office:value="31.1442" calcext:value-type="float">
            <text:p>31.1442</text:p>
          </table:table-cell>
          <table:table-cell office:value-type="float" office:value="106.863" calcext:value-type="float">
            <text:p>106.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.086" calcext:value-type="float">
            <text:p>88.086</text:p>
          </table:table-cell>
          <table:table-cell office:value-type="float" office:value="31.3706" calcext:value-type="float">
            <text:p>31.3706</text:p>
          </table:table-cell>
          <table:table-cell office:value-type="float" office:value="108.22" calcext:value-type="float">
            <text:p>108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.495" calcext:value-type="float">
            <text:p>81.495</text:p>
          </table:table-cell>
          <table:table-cell office:value-type="float" office:value="31.5956" calcext:value-type="float">
            <text:p>31.5956</text:p>
          </table:table-cell>
          <table:table-cell office:value-type="float" office:value="108.69" calcext:value-type="float">
            <text:p>108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.301" calcext:value-type="float">
            <text:p>85.301</text:p>
          </table:table-cell>
          <table:table-cell office:value-type="float" office:value="31.8456" calcext:value-type="float">
            <text:p>31.8456</text:p>
          </table:table-cell>
          <table:table-cell office:value-type="float" office:value="109.34" calcext:value-type="float">
            <text:p>109.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.212" calcext:value-type="float">
            <text:p>83.212</text:p>
          </table:table-cell>
          <table:table-cell office:value-type="float" office:value="32.0968" calcext:value-type="float">
            <text:p>32.0968</text:p>
          </table:table-cell>
          <table:table-cell office:value-type="float" office:value="109.878" calcext:value-type="float">
            <text:p>109.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.319" calcext:value-type="float">
            <text:p>85.319</text:p>
          </table:table-cell>
          <table:table-cell office:value-type="float" office:value="32.3718" calcext:value-type="float">
            <text:p>32.3718</text:p>
          </table:table-cell>
          <table:table-cell office:value-type="float" office:value="109.985" calcext:value-type="float">
            <text:p>109.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.783" calcext:value-type="float">
            <text:p>81.783</text:p>
          </table:table-cell>
          <table:table-cell office:value-type="float" office:value="32.6479" calcext:value-type="float">
            <text:p>32.6479</text:p>
          </table:table-cell>
          <table:table-cell office:value-type="float" office:value="111.98" calcext:value-type="float">
            <text:p>111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47" calcext:value-type="float">
            <text:p>90.47</text:p>
          </table:table-cell>
          <table:table-cell office:value-type="float" office:value="33.0085" calcext:value-type="float">
            <text:p>33.0085</text:p>
          </table:table-cell>
          <table:table-cell office:value-type="float" office:value="113.028" calcext:value-type="float">
            <text:p>113.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.743" calcext:value-type="float">
            <text:p>100.743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113.848" calcext:value-type="float">
            <text:p>113.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33.5989" calcext:value-type="float">
            <text:p>33.5989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.968" calcext:value-type="float">
            <text:p>99.968</text:p>
          </table:table-cell>
          <table:table-cell office:value-type="float" office:value="33.8489" calcext:value-type="float">
            <text:p>33.8489</text:p>
          </table:table-cell>
          <table:table-cell office:value-type="float" office:value="116.598" calcext:value-type="float">
            <text:p>116.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.727" calcext:value-type="float">
            <text:p>99.727</text:p>
          </table:table-cell>
          <table:table-cell office:value-type="float" office:value="34.1146" calcext:value-type="float">
            <text:p>34.1146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3.572" calcext:value-type="float">
            <text:p>133.572</text:p>
          </table:table-cell>
          <table:table-cell office:value-type="float" office:value="34.2421" calcext:value-type="float">
            <text:p>34.2421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.264" calcext:value-type="float">
            <text:p>91.264</text:p>
          </table:table-cell>
          <table:table-cell office:value-type="float" office:value="34.298" calcext:value-type="float">
            <text:p>34.298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67" calcext:value-type="float">
            <text:p>82.67</text:p>
          </table:table-cell>
          <table:table-cell office:value-type="float" office:value="34.3687" calcext:value-type="float">
            <text:p>34.3687</text:p>
          </table:table-cell>
          <table:table-cell office:value-type="float" office:value="120.025" calcext:value-type="float">
            <text:p>120.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.244" calcext:value-type="float">
            <text:p>120.244</text:p>
          </table:table-cell>
          <table:table-cell office:value-type="float" office:value="34.5838" calcext:value-type="float">
            <text:p>34.5838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.953" calcext:value-type="float">
            <text:p>93.953</text:p>
          </table:table-cell>
          <table:table-cell office:value-type="float" office:value="34.9088" calcext:value-type="float">
            <text:p>34.9088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6.349" calcext:value-type="float">
            <text:p>106.349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.982" calcext:value-type="float">
            <text:p>85.982</text:p>
          </table:table-cell>
          <table:table-cell office:value-type="float" office:value="35.4363" calcext:value-type="float">
            <text:p>35.4363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.872" calcext:value-type="float">
            <text:p>117.872</text:p>
          </table:table-cell>
          <table:table-cell office:value-type="float" office:value="35.7158" calcext:value-type="float">
            <text:p>35.7158</text:p>
          </table:table-cell>
          <table:table-cell office:value-type="float" office:value="120.508" calcext:value-type="float">
            <text:p>120.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.739" calcext:value-type="float">
            <text:p>104.739</text:p>
          </table:table-cell>
          <table:table-cell office:value-type="float" office:value="36.0798" calcext:value-type="float">
            <text:p>36.0798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.888" calcext:value-type="float">
            <text:p>102.888</text:p>
          </table:table-cell>
          <table:table-cell office:value-type="float" office:value="36.3839" calcext:value-type="float">
            <text:p>36.3839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714" calcext:value-type="float">
            <text:p>96.714</text:p>
          </table:table-cell>
          <table:table-cell office:value-type="float" office:value="36.685" calcext:value-type="float">
            <text:p>36.685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.137" calcext:value-type="float">
            <text:p>94.137</text:p>
          </table:table-cell>
          <table:table-cell office:value-type="float" office:value="36.986" calcext:value-type="float">
            <text:p>36.986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.046" calcext:value-type="float">
            <text:p>89.046</text:p>
          </table:table-cell>
          <table:table-cell office:value-type="float" office:value="37.2871" calcext:value-type="float">
            <text:p>37.2871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.706" calcext:value-type="float">
            <text:p>87.706</text:p>
          </table:table-cell>
          <table:table-cell office:value-type="float" office:value="37.542" calcext:value-type="float">
            <text:p>37.54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.127" calcext:value-type="float">
            <text:p>103.127</text:p>
          </table:table-cell>
          <table:table-cell office:value-type="float" office:value="37.843" calcext:value-type="float">
            <text:p>37.843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.341" calcext:value-type="float">
            <text:p>97.341</text:p>
          </table:table-cell>
          <table:table-cell office:value-type="float" office:value="38.1192" calcext:value-type="float">
            <text:p>38.119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7.288" calcext:value-type="float">
            <text:p>107.288</text:p>
          </table:table-cell>
          <table:table-cell office:value-type="float" office:value="38.3704" calcext:value-type="float">
            <text:p>38.3704</text:p>
          </table:table-cell>
          <table:table-cell office:value-type="float" office:value="121.453" calcext:value-type="float">
            <text:p>121.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6.157" calcext:value-type="float">
            <text:p>86.157</text:p>
          </table:table-cell>
          <table:table-cell office:value-type="float" office:value="38.7213" calcext:value-type="float">
            <text:p>38.7213</text:p>
          </table:table-cell>
          <table:table-cell office:value-type="float" office:value="121.453" calcext:value-type="float">
            <text:p>121.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.368" calcext:value-type="float">
            <text:p>102.368</text:p>
          </table:table-cell>
          <table:table-cell office:value-type="float" office:value="38.9975" calcext:value-type="float">
            <text:p>38.9975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.129" calcext:value-type="float">
            <text:p>95.129</text:p>
          </table:table-cell>
          <table:table-cell office:value-type="float" office:value="39.2985" calcext:value-type="float">
            <text:p>39.2985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.012" calcext:value-type="float">
            <text:p>85.012</text:p>
          </table:table-cell>
          <table:table-cell office:value-type="float" office:value="39.5497" calcext:value-type="float">
            <text:p>39.5497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426" calcext:value-type="float">
            <text:p>99.426</text:p>
          </table:table-cell>
          <table:table-cell office:value-type="float" office:value="39.796" calcext:value-type="float">
            <text:p>39.796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.737" calcext:value-type="float">
            <text:p>85.737</text:p>
          </table:table-cell>
          <table:table-cell office:value-type="float" office:value="40.1651" calcext:value-type="float">
            <text:p>40.1651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.037" calcext:value-type="float">
            <text:p>87.037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.382" calcext:value-type="float">
            <text:p>91.382</text:p>
          </table:table-cell>
          <table:table-cell office:value-type="float" office:value="40.6474" calcext:value-type="float">
            <text:p>40.64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.999" calcext:value-type="float">
            <text:p>86.999</text:p>
          </table:table-cell>
          <table:table-cell office:value-type="float" office:value="40.9474" calcext:value-type="float">
            <text:p>40.94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1.082" calcext:value-type="float">
            <text:p>101.082</text:p>
          </table:table-cell>
          <table:table-cell office:value-type="float" office:value="41.1974" calcext:value-type="float">
            <text:p>41.19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2.461" calcext:value-type="float">
            <text:p>92.461</text:p>
          </table:table-cell>
          <table:table-cell office:value-type="float" office:value="41.5974" calcext:value-type="float">
            <text:p>41.5974</text:p>
          </table:table-cell>
          <table:table-cell office:value-type="float" office:value="122.763" calcext:value-type="float">
            <text:p>122.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.475" calcext:value-type="float">
            <text:p>106.475</text:p>
          </table:table-cell>
          <table:table-cell office:value-type="float" office:value="41.8474" calcext:value-type="float">
            <text:p>41.8474</text:p>
          </table:table-cell>
          <table:table-cell office:value-type="float" office:value="123.425" calcext:value-type="float">
            <text:p>123.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.944" calcext:value-type="float">
            <text:p>106.944</text:p>
          </table:table-cell>
          <table:table-cell office:value-type="float" office:value="42.0974" calcext:value-type="float">
            <text:p>42.0974</text:p>
          </table:table-cell>
          <table:table-cell office:value-type="float" office:value="123.75" calcext:value-type="float">
            <text:p>123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42.3486" calcext:value-type="float">
            <text:p>42.3486</text:p>
          </table:table-cell>
          <table:table-cell office:value-type="float" office:value="123.448" calcext:value-type="float">
            <text:p>123.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42.6736" calcext:value-type="float">
            <text:p>42.6736</text:p>
          </table:table-cell>
          <table:table-cell office:value-type="float" office:value="123.375" calcext:value-type="float">
            <text:p>123.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123.265" calcext:value-type="float">
            <text:p>123.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.868" calcext:value-type="float">
            <text:p>95.868</text:p>
          </table:table-cell>
          <table:table-cell office:value-type="float" office:value="43.2498" calcext:value-type="float">
            <text:p>43.2498</text:p>
          </table:table-cell>
          <table:table-cell office:value-type="float" office:value="129.705" calcext:value-type="float">
            <text:p>129.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0.31" calcext:value-type="float">
            <text:p>110.31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.747" calcext:value-type="float">
            <text:p>115.747</text:p>
          </table:table-cell>
          <table:table-cell office:value-type="float" office:value="43.9544" calcext:value-type="float">
            <text:p>43.9544</text:p>
          </table:table-cell>
          <table:table-cell office:value-type="float" office:value="136.088" calcext:value-type="float">
            <text:p>136.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.372" calcext:value-type="float">
            <text:p>103.372</text:p>
          </table:table-cell>
          <table:table-cell office:value-type="float" office:value="44.247" calcext:value-type="float">
            <text:p>44.247</text:p>
          </table:table-cell>
          <table:table-cell office:value-type="float" office:value="137.593" calcext:value-type="float">
            <text:p>137.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.811" calcext:value-type="float">
            <text:p>115.811</text:p>
          </table:table-cell>
          <table:table-cell office:value-type="float" office:value="44.3588" calcext:value-type="float">
            <text:p>44.3588</text:p>
          </table:table-cell>
          <table:table-cell office:value-type="float" office:value="137.808" calcext:value-type="float">
            <text:p>137.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.29" calcext:value-type="float">
            <text:p>109.29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44.6311" calcext:value-type="float">
            <text:p>44.6311</text:p>
          </table:table-cell>
          <table:table-cell office:value-type="float" office:value="138.87" calcext:value-type="float">
            <text:p>138.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.63" calcext:value-type="float">
            <text:p>98.63</text:p>
          </table:table-cell>
          <table:table-cell office:value-type="float" office:value="44.9561" calcext:value-type="float">
            <text:p>44.9561</text:p>
          </table:table-cell>
          <table:table-cell office:value-type="float" office:value="139.858" calcext:value-type="float">
            <text:p>139.8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.926" calcext:value-type="float">
            <text:p>108.926</text:p>
          </table:table-cell>
          <table:table-cell office:value-type="float" office:value="45.2254" calcext:value-type="float">
            <text:p>45.2254</text:p>
          </table:table-cell>
          <table:table-cell office:value-type="float" office:value="140.215" calcext:value-type="float">
            <text:p>140.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45.4803" calcext:value-type="float">
            <text:p>45.4803</text:p>
          </table:table-cell>
          <table:table-cell office:value-type="float" office:value="140.42" calcext:value-type="float">
            <text:p>140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.237" calcext:value-type="float">
            <text:p>107.237</text:p>
          </table:table-cell>
          <table:table-cell office:value-type="float" office:value="45.7845" calcext:value-type="float">
            <text:p>45.7845</text:p>
          </table:table-cell>
          <table:table-cell office:value-type="float" office:value="142.06" calcext:value-type="float">
            <text:p>142.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46.1007" calcext:value-type="float">
            <text:p>46.1007</text:p>
          </table:table-cell>
          <table:table-cell office:value-type="float" office:value="143.16" calcext:value-type="float">
            <text:p>143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4.704" calcext:value-type="float">
            <text:p>124.704</text:p>
          </table:table-cell>
          <table:table-cell office:value-type="float" office:value="46.3519" calcext:value-type="float">
            <text:p>46.3519</text:p>
          </table:table-cell>
          <table:table-cell office:value-type="float" office:value="144.475" calcext:value-type="float">
            <text:p>144.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.153" calcext:value-type="float">
            <text:p>114.153</text:p>
          </table:table-cell>
          <table:table-cell office:value-type="float" office:value="46.6519" calcext:value-type="float">
            <text:p>46.6519</text:p>
          </table:table-cell>
          <table:table-cell office:value-type="float" office:value="144.24" calcext:value-type="float">
            <text:p>144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.156" calcext:value-type="float">
            <text:p>123.156</text:p>
          </table:table-cell>
          <table:table-cell office:value-type="float" office:value="46.953" calcext:value-type="float">
            <text:p>46.953</text:p>
          </table:table-cell>
          <table:table-cell office:value-type="float" office:value="144.485" calcext:value-type="float">
            <text:p>144.4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3.87" calcext:value-type="float">
            <text:p>113.87</text:p>
          </table:table-cell>
          <table:table-cell office:value-type="float" office:value="47.2079" calcext:value-type="float">
            <text:p>47.2079</text:p>
          </table:table-cell>
          <table:table-cell office:value-type="float" office:value="144.125" calcext:value-type="float">
            <text:p>144.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.829" calcext:value-type="float">
            <text:p>124.829</text:p>
          </table:table-cell>
          <table:table-cell office:value-type="float" office:value="47.4653" calcext:value-type="float">
            <text:p>47.4653</text:p>
          </table:table-cell>
          <table:table-cell office:value-type="float" office:value="145.463" calcext:value-type="float">
            <text:p>145.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6.244" calcext:value-type="float">
            <text:p>116.244</text:p>
          </table:table-cell>
          <table:table-cell office:value-type="float" office:value="47.7263" calcext:value-type="float">
            <text:p>47.7263</text:p>
          </table:table-cell>
          <table:table-cell office:value-type="float" office:value="146.42" calcext:value-type="float">
            <text:p>146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146.395" calcext:value-type="float">
            <text:p>146.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0.673" calcext:value-type="float">
            <text:p>110.673</text:p>
          </table:table-cell>
          <table:table-cell office:value-type="float" office:value="48.2724" calcext:value-type="float">
            <text:p>48.2724</text:p>
          </table:table-cell>
          <table:table-cell office:value-type="float" office:value="147.24" calcext:value-type="float">
            <text:p>147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48.4739" calcext:value-type="float">
            <text:p>48.4739</text:p>
          </table:table-cell>
          <table:table-cell office:value-type="float" office:value="147.228" calcext:value-type="float">
            <text:p>147.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48.8522" calcext:value-type="float">
            <text:p>48.8522</text:p>
          </table:table-cell>
          <table:table-cell office:value-type="float" office:value="148.218" calcext:value-type="float">
            <text:p>148.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.979" calcext:value-type="float">
            <text:p>102.979</text:p>
          </table:table-cell>
          <table:table-cell office:value-type="float" office:value="49.1072" calcext:value-type="float">
            <text:p>49.1072</text:p>
          </table:table-cell>
          <table:table-cell office:value-type="float" office:value="148.213" calcext:value-type="float">
            <text:p>148.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.577" calcext:value-type="float">
            <text:p>104.577</text:p>
          </table:table-cell>
          <table:table-cell office:value-type="float" office:value="49.508" calcext:value-type="float">
            <text:p>49.508</text:p>
          </table:table-cell>
          <table:table-cell office:value-type="float" office:value="148.993" calcext:value-type="float">
            <text:p>148.9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3.923" calcext:value-type="float">
            <text:p>163.923</text:p>
          </table:table-cell>
          <table:table-cell office:value-type="float" office:value="49.683" calcext:value-type="float">
            <text:p>49.683</text:p>
          </table:table-cell>
          <table:table-cell office:value-type="float" office:value="149.013" calcext:value-type="float">
            <text:p>149.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.442" calcext:value-type="float">
            <text:p>100.442</text:p>
          </table:table-cell>
          <table:table-cell office:value-type="float" office:value="49.908" calcext:value-type="float">
            <text:p>49.908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50.033" calcext:value-type="float">
            <text:p>50.033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.472" calcext:value-type="float">
            <text:p>141.472</text:p>
          </table:table-cell>
          <table:table-cell office:value-type="float" office:value="50.283" calcext:value-type="float">
            <text:p>50.283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.813" calcext:value-type="float">
            <text:p>138.813</text:p>
          </table:table-cell>
          <table:table-cell office:value-type="float" office:value="50.283" calcext:value-type="float">
            <text:p>50.283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50.658" calcext:value-type="float">
            <text:p>50.658</text:p>
          </table:table-cell>
          <table:table-cell office:value-type="float" office:value="150.415" calcext:value-type="float">
            <text:p>150.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.71" calcext:value-type="float">
            <text:p>107.71</text:p>
          </table:table-cell>
          <table:table-cell office:value-type="float" office:value="50.9341" calcext:value-type="float">
            <text:p>50.9341</text:p>
          </table:table-cell>
          <table:table-cell office:value-type="float" office:value="151.135" calcext:value-type="float">
            <text:p>151.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621" calcext:value-type="float">
            <text:p>109.621</text:p>
          </table:table-cell>
          <table:table-cell office:value-type="float" office:value="51.1403" calcext:value-type="float">
            <text:p>51.1403</text:p>
          </table:table-cell>
          <table:table-cell office:value-type="float" office:value="150.995" calcext:value-type="float">
            <text:p>150.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.261" calcext:value-type="float">
            <text:p>101.261</text:p>
          </table:table-cell>
          <table:table-cell office:value-type="float" office:value="51.4413" calcext:value-type="float">
            <text:p>51.4413</text:p>
          </table:table-cell>
          <table:table-cell office:value-type="float" office:value="155.335" calcext:value-type="float">
            <text:p>155.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.417" calcext:value-type="float">
            <text:p>104.417</text:p>
          </table:table-cell>
          <table:table-cell office:value-type="float" office:value="51.6718" calcext:value-type="float">
            <text:p>51.6718</text:p>
          </table:table-cell>
          <table:table-cell office:value-type="float" office:value="157.683" calcext:value-type="float">
            <text:p>157.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7.461" calcext:value-type="float">
            <text:p>127.461</text:p>
          </table:table-cell>
          <table:table-cell office:value-type="float" office:value="51.9411" calcext:value-type="float">
            <text:p>51.9411</text:p>
          </table:table-cell>
          <table:table-cell office:value-type="float" office:value="159.498" calcext:value-type="float">
            <text:p>159.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.44" calcext:value-type="float">
            <text:p>107.44</text:p>
          </table:table-cell>
          <table:table-cell office:value-type="float" office:value="52.1769" calcext:value-type="float">
            <text:p>52.1769</text:p>
          </table:table-cell>
          <table:table-cell office:value-type="float" office:value="161.238" calcext:value-type="float">
            <text:p>161.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52.4597" calcext:value-type="float">
            <text:p>52.4597</text:p>
          </table:table-cell>
          <table:table-cell office:value-type="float" office:value="162.185" calcext:value-type="float">
            <text:p>162.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163.235" calcext:value-type="float">
            <text:p>163.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.873" calcext:value-type="float">
            <text:p>103.873</text:p>
          </table:table-cell>
          <table:table-cell office:value-type="float" office:value="53.0618" calcext:value-type="float">
            <text:p>53.0618</text:p>
          </table:table-cell>
          <table:table-cell office:value-type="float" office:value="164.135" calcext:value-type="float">
            <text:p>164.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7.573" calcext:value-type="float">
            <text:p>117.573</text:p>
          </table:table-cell>
          <table:table-cell office:value-type="float" office:value="53.366" calcext:value-type="float">
            <text:p>53.366</text:p>
          </table:table-cell>
          <table:table-cell office:value-type="float" office:value="164.7" calcext:value-type="float">
            <text:p>164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.349" calcext:value-type="float">
            <text:p>111.349</text:p>
          </table:table-cell>
          <table:table-cell office:value-type="float" office:value="53.6455" calcext:value-type="float">
            <text:p>53.6455</text:p>
          </table:table-cell>
          <table:table-cell office:value-type="float" office:value="165.885" calcext:value-type="float">
            <text:p>165.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.116" calcext:value-type="float">
            <text:p>115.116</text:p>
          </table:table-cell>
          <table:table-cell office:value-type="float" office:value="53.9004" calcext:value-type="float">
            <text:p>53.9004</text:p>
          </table:table-cell>
          <table:table-cell office:value-type="float" office:value="166.943" calcext:value-type="float">
            <text:p>166.9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9.493" calcext:value-type="float">
            <text:p>129.493</text:p>
          </table:table-cell>
          <table:table-cell office:value-type="float" office:value="54.2254" calcext:value-type="float">
            <text:p>54.2254</text:p>
          </table:table-cell>
          <table:table-cell office:value-type="float" office:value="168.173" calcext:value-type="float">
            <text:p>168.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.646" calcext:value-type="float">
            <text:p>103.646</text:p>
          </table:table-cell>
          <table:table-cell office:value-type="float" office:value="54.4518" calcext:value-type="float">
            <text:p>54.4518</text:p>
          </table:table-cell>
          <table:table-cell office:value-type="float" office:value="169.455" calcext:value-type="float">
            <text:p>169.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5.405" calcext:value-type="float">
            <text:p>105.405</text:p>
          </table:table-cell>
          <table:table-cell office:value-type="float" office:value="54.7128" calcext:value-type="float">
            <text:p>54.712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.329" calcext:value-type="float">
            <text:p>103.329</text:p>
          </table:table-cell>
          <table:table-cell office:value-type="float" office:value="55.0128" calcext:value-type="float">
            <text:p>55.012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1.19" calcext:value-type="float">
            <text:p>131.19</text:p>
          </table:table-cell>
          <table:table-cell office:value-type="float" office:value="55.3464" calcext:value-type="float">
            <text:p>55.346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3.116" calcext:value-type="float">
            <text:p>123.116</text:p>
          </table:table-cell>
          <table:table-cell office:value-type="float" office:value="55.6799" calcext:value-type="float">
            <text:p>55.67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.528" calcext:value-type="float">
            <text:p>104.528</text:p>
          </table:table-cell>
          <table:table-cell office:value-type="float" office:value="56.0299" calcext:value-type="float">
            <text:p>56.02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8.589" calcext:value-type="float">
            <text:p>118.589</text:p>
          </table:table-cell>
          <table:table-cell office:value-type="float" office:value="56.2799" calcext:value-type="float">
            <text:p>56.27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2.195" calcext:value-type="float">
            <text:p>112.195</text:p>
          </table:table-cell>
          <table:table-cell office:value-type="float" office:value="56.5961" calcext:value-type="float">
            <text:p>56.5961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2.15" calcext:value-type="float">
            <text:p>102.15</text:p>
          </table:table-cell>
          <table:table-cell office:value-type="float" office:value="56.8711" calcext:value-type="float">
            <text:p>56.8711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6.942" calcext:value-type="float">
            <text:p>116.942</text:p>
          </table:table-cell>
          <table:table-cell office:value-type="float" office:value="57.1224" calcext:value-type="float">
            <text:p>57.122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.805" calcext:value-type="float">
            <text:p>102.805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.618" calcext:value-type="float">
            <text:p>126.618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0.746" calcext:value-type="float">
            <text:p>120.746</text:p>
          </table:table-cell>
          <table:table-cell office:value-type="float" office:value="57.9498" calcext:value-type="float">
            <text:p>57.949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7.338" calcext:value-type="float">
            <text:p>107.338</text:p>
          </table:table-cell>
          <table:table-cell office:value-type="float" office:value="58.2998" calcext:value-type="float">
            <text:p>58.299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0.325" calcext:value-type="float">
            <text:p>130.325</text:p>
          </table:table-cell>
          <table:table-cell office:value-type="float" office:value="58.5848" calcext:value-type="float">
            <text:p>58.584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8.135" calcext:value-type="float">
            <text:p>118.135</text:p>
          </table:table-cell>
          <table:table-cell office:value-type="float" office:value="58.8153" calcext:value-type="float">
            <text:p>58.8153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3.027" calcext:value-type="float">
            <text:p>113.027</text:p>
          </table:table-cell>
          <table:table-cell office:value-type="float" office:value="59.0389" calcext:value-type="float">
            <text:p>59.038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138" calcext:value-type="float">
            <text:p>121.138</text:p>
          </table:table-cell>
          <table:table-cell office:value-type="float" office:value="59.2939" calcext:value-type="float">
            <text:p>59.293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59.5689" calcext:value-type="float">
            <text:p>59.568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2.154" calcext:value-type="float">
            <text:p>112.154</text:p>
          </table:table-cell>
          <table:table-cell office:value-type="float" office:value="59.8238" calcext:value-type="float">
            <text:p>59.823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.085" calcext:value-type="float">
            <text:p>97.085</text:p>
          </table:table-cell>
          <table:table-cell office:value-type="float" office:value="60.0788" calcext:value-type="float">
            <text:p>60.078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2.695" calcext:value-type="float">
            <text:p>102.695</text:p>
          </table:table-cell>
          <table:table-cell office:value-type="float" office:value="60.3788" calcext:value-type="float">
            <text:p>60.3788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.847" calcext:value-type="float">
            <text:p>105.847</text:p>
          </table:table-cell>
          <table:table-cell office:value-type="float" office:value="60.63" calcext:value-type="float">
            <text:p>60.63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8.505" calcext:value-type="float">
            <text:p>98.505</text:p>
          </table:table-cell>
          <table:table-cell office:value-type="float" office:value="60.905" calcext:value-type="float">
            <text:p>60.90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.6" calcext:value-type="float">
            <text:p>105.6</text:p>
          </table:table-cell>
          <table:table-cell office:value-type="float" office:value="61.16" calcext:value-type="float">
            <text:p>61.16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.544" calcext:value-type="float">
            <text:p>122.544</text:p>
          </table:table-cell>
          <table:table-cell office:value-type="float" office:value="61.5135" calcext:value-type="float">
            <text:p>61.513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.767" calcext:value-type="float">
            <text:p>105.767</text:p>
          </table:table-cell>
          <table:table-cell office:value-type="float" office:value="61.8135" calcext:value-type="float">
            <text:p>61.813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5.885" calcext:value-type="float">
            <text:p>125.885</text:p>
          </table:table-cell>
          <table:table-cell office:value-type="float" office:value="62.0648" calcext:value-type="float">
            <text:p>62.0648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6.558" calcext:value-type="float">
            <text:p>116.558</text:p>
          </table:table-cell>
          <table:table-cell office:value-type="float" office:value="62.3268" calcext:value-type="float">
            <text:p>62.3268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7.267" calcext:value-type="float">
            <text:p>137.267</text:p>
          </table:table-cell>
          <table:table-cell office:value-type="float" office:value="62.5768" calcext:value-type="float">
            <text:p>62.5768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.03" calcext:value-type="float">
            <text:p>125.03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2.761" calcext:value-type="float">
            <text:p>122.761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2.259" calcext:value-type="float">
            <text:p>112.259</text:p>
          </table:table-cell>
          <table:table-cell office:value-type="float" office:value="63.4787" calcext:value-type="float">
            <text:p>63.4787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.584" calcext:value-type="float">
            <text:p>103.584</text:p>
          </table:table-cell>
          <table:table-cell office:value-type="float" office:value="63.7287" calcext:value-type="float">
            <text:p>63.7287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8.99" calcext:value-type="float">
            <text:p>148.99</text:p>
          </table:table-cell>
          <table:table-cell office:value-type="float" office:value="63.9799" calcext:value-type="float">
            <text:p>63.97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4.109" calcext:value-type="float">
            <text:p>104.109</text:p>
          </table:table-cell>
          <table:table-cell office:value-type="float" office:value="64.3299" calcext:value-type="float">
            <text:p>64.32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7.912" calcext:value-type="float">
            <text:p>137.912</text:p>
          </table:table-cell>
          <table:table-cell office:value-type="float" office:value="64.5799" calcext:value-type="float">
            <text:p>64.57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6.232" calcext:value-type="float">
            <text:p>136.232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3.155" calcext:value-type="float">
            <text:p>113.155</text:p>
          </table:table-cell>
          <table:table-cell office:value-type="float" office:value="65.1312" calcext:value-type="float">
            <text:p>65.1312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3.326" calcext:value-type="float">
            <text:p>133.326</text:p>
          </table:table-cell>
          <table:table-cell office:value-type="float" office:value="65.3824" calcext:value-type="float">
            <text:p>65.3824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9.427" calcext:value-type="float">
            <text:p>109.427</text:p>
          </table:table-cell>
          <table:table-cell office:value-type="float" office:value="65.6824" calcext:value-type="float">
            <text:p>65.6824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177.655" calcext:value-type="float">
            <text:p>177.6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4.799" calcext:value-type="float">
            <text:p>154.799</text:p>
          </table:table-cell>
          <table:table-cell office:value-type="float" office:value="66.2324" calcext:value-type="float">
            <text:p>66.2324</text:p>
          </table:table-cell>
          <table:table-cell office:value-type="float" office:value="178.678" calcext:value-type="float">
            <text:p>178.6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66.434" calcext:value-type="float">
            <text:p>66.434</text:p>
          </table:table-cell>
          <table:table-cell office:value-type="float" office:value="178.668" calcext:value-type="float">
            <text:p>178.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.648" calcext:value-type="float">
            <text:p>145.648</text:p>
          </table:table-cell>
          <table:table-cell office:value-type="float" office:value="66.684" calcext:value-type="float">
            <text:p>66.684</text:p>
          </table:table-cell>
          <table:table-cell office:value-type="float" office:value="179.808" calcext:value-type="float">
            <text:p>179.8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.539" calcext:value-type="float">
            <text:p>129.539</text:p>
          </table:table-cell>
          <table:table-cell office:value-type="float" office:value="66.9532" calcext:value-type="float">
            <text:p>66.9532</text:p>
          </table:table-cell>
          <table:table-cell office:value-type="float" office:value="180.37" calcext:value-type="float">
            <text:p>180.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1.048" calcext:value-type="float">
            <text:p>131.048</text:p>
          </table:table-cell>
          <table:table-cell office:value-type="float" office:value="67.2225" calcext:value-type="float">
            <text:p>67.2225</text:p>
          </table:table-cell>
          <table:table-cell office:value-type="float" office:value="180.925" calcext:value-type="float">
            <text:p>180.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1.51" calcext:value-type="float">
            <text:p>121.51</text:p>
          </table:table-cell>
          <table:table-cell office:value-type="float" office:value="67.4775" calcext:value-type="float">
            <text:p>67.4775</text:p>
          </table:table-cell>
          <table:table-cell office:value-type="float" office:value="181.54" calcext:value-type="float">
            <text:p>181.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.562" calcext:value-type="float">
            <text:p>121.562</text:p>
          </table:table-cell>
          <table:table-cell office:value-type="float" office:value="67.7275" calcext:value-type="float">
            <text:p>67.7275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5.753" calcext:value-type="float">
            <text:p>115.753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182.428" calcext:value-type="float">
            <text:p>182.4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5.077" calcext:value-type="float">
            <text:p>105.077</text:p>
          </table:table-cell>
          <table:table-cell office:value-type="float" office:value="68.2775" calcext:value-type="float">
            <text:p>68.2775</text:p>
          </table:table-cell>
          <table:table-cell office:value-type="float" office:value="183.19" calcext:value-type="float">
            <text:p>183.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2.433" calcext:value-type="float">
            <text:p>142.433</text:p>
          </table:table-cell>
          <table:table-cell office:value-type="float" office:value="68.5785" calcext:value-type="float">
            <text:p>68.5785</text:p>
          </table:table-cell>
          <table:table-cell office:value-type="float" office:value="184.658" calcext:value-type="float">
            <text:p>184.6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6.357" calcext:value-type="float">
            <text:p>106.357</text:p>
          </table:table-cell>
          <table:table-cell office:value-type="float" office:value="68.8285" calcext:value-type="float">
            <text:p>68.8285</text:p>
          </table:table-cell>
          <table:table-cell office:value-type="float" office:value="184.643" calcext:value-type="float">
            <text:p>184.6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576" calcext:value-type="float">
            <text:p>122.576</text:p>
          </table:table-cell>
          <table:table-cell office:value-type="float" office:value="69.1535" calcext:value-type="float">
            <text:p>69.1535</text:p>
          </table:table-cell>
          <table:table-cell office:value-type="float" office:value="189.003" calcext:value-type="float">
            <text:p>189.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6.854" calcext:value-type="float">
            <text:p>106.854</text:p>
          </table:table-cell>
          <table:table-cell office:value-type="float" office:value="69.4545" calcext:value-type="float">
            <text:p>69.4545</text:p>
          </table:table-cell>
          <table:table-cell office:value-type="float" office:value="190.925" calcext:value-type="float">
            <text:p>190.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.813" calcext:value-type="float">
            <text:p>130.813</text:p>
          </table:table-cell>
          <table:table-cell office:value-type="float" office:value="69.7307" calcext:value-type="float">
            <text:p>69.7307</text:p>
          </table:table-cell>
          <table:table-cell office:value-type="float" office:value="192.508" calcext:value-type="float">
            <text:p>192.5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2.634" calcext:value-type="float">
            <text:p>122.634</text:p>
          </table:table-cell>
          <table:table-cell office:value-type="float" office:value="70.0317" calcext:value-type="float">
            <text:p>70.0317</text:p>
          </table:table-cell>
          <table:table-cell office:value-type="float" office:value="193.733" calcext:value-type="float">
            <text:p>193.7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5.442" calcext:value-type="float">
            <text:p>105.442</text:p>
          </table:table-cell>
          <table:table-cell office:value-type="float" office:value="70.2891" calcext:value-type="float">
            <text:p>70.2891</text:p>
          </table:table-cell>
          <table:table-cell office:value-type="float" office:value="194.668" calcext:value-type="float">
            <text:p>194.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8.271" calcext:value-type="float">
            <text:p>128.271</text:p>
          </table:table-cell>
          <table:table-cell office:value-type="float" office:value="70.5932" calcext:value-type="float">
            <text:p>70.5932</text:p>
          </table:table-cell>
          <table:table-cell office:value-type="float" office:value="195.603" calcext:value-type="float">
            <text:p>195.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70.7948" calcext:value-type="float">
            <text:p>70.7948</text:p>
          </table:table-cell>
          <table:table-cell office:value-type="float" office:value="195.603" calcext:value-type="float">
            <text:p>195.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2.65" calcext:value-type="float">
            <text:p>112.65</text:p>
          </table:table-cell>
          <table:table-cell office:value-type="float" office:value="71.1448" calcext:value-type="float">
            <text:p>71.1448</text:p>
          </table:table-cell>
          <table:table-cell office:value-type="float" office:value="196.465" calcext:value-type="float">
            <text:p>196.4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8.366" calcext:value-type="float">
            <text:p>98.366</text:p>
          </table:table-cell>
          <table:table-cell office:value-type="float" office:value="71.396" calcext:value-type="float">
            <text:p>71.396</text:p>
          </table:table-cell>
          <table:table-cell office:value-type="float" office:value="196.983" calcext:value-type="float">
            <text:p>196.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9.244" calcext:value-type="float">
            <text:p>129.244</text:p>
          </table:table-cell>
          <table:table-cell office:value-type="float" office:value="71.646" calcext:value-type="float">
            <text:p>71.646</text:p>
          </table:table-cell>
          <table:table-cell office:value-type="float" office:value="199.153" calcext:value-type="float">
            <text:p>199.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3.423" calcext:value-type="float">
            <text:p>133.423</text:p>
          </table:table-cell>
          <table:table-cell office:value-type="float" office:value="71.896" calcext:value-type="float">
            <text:p>71.896</text:p>
          </table:table-cell>
          <table:table-cell office:value-type="float" office:value="199.83" calcext:value-type="float">
            <text:p>199.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9.371" calcext:value-type="float">
            <text:p>139.371</text:p>
          </table:table-cell>
          <table:table-cell office:value-type="float" office:value="72.271" calcext:value-type="float">
            <text:p>72.271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6.13" calcext:value-type="float">
            <text:p>126.13</text:p>
          </table:table-cell>
          <table:table-cell office:value-type="float" office:value="72.5506" calcext:value-type="float">
            <text:p>72.5506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2.467" calcext:value-type="float">
            <text:p>112.467</text:p>
          </table:table-cell>
          <table:table-cell office:value-type="float" office:value="72.7877" calcext:value-type="float">
            <text:p>72.7877</text:p>
          </table:table-cell>
          <table:table-cell office:value-type="float" office:value="200.223" calcext:value-type="float">
            <text:p>200.2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0.814" calcext:value-type="float">
            <text:p>130.814</text:p>
          </table:table-cell>
          <table:table-cell office:value-type="float" office:value="73.104" calcext:value-type="float">
            <text:p>73.104</text:p>
          </table:table-cell>
          <table:table-cell office:value-type="float" office:value="204.943" calcext:value-type="float">
            <text:p>204.9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9.345" calcext:value-type="float">
            <text:p>149.345</text:p>
          </table:table-cell>
          <table:table-cell office:value-type="float" office:value="73.4823" calcext:value-type="float">
            <text:p>73.4823</text:p>
          </table:table-cell>
          <table:table-cell office:value-type="float" office:value="205.915" calcext:value-type="float">
            <text:p>205.9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.958" calcext:value-type="float">
            <text:p>141.958</text:p>
          </table:table-cell>
          <table:table-cell office:value-type="float" office:value="73.7864" calcext:value-type="float">
            <text:p>73.7864</text:p>
          </table:table-cell>
          <table:table-cell office:value-type="float" office:value="208.405" calcext:value-type="float">
            <text:p>208.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.955" calcext:value-type="float">
            <text:p>151.955</text:p>
          </table:table-cell>
          <table:table-cell office:value-type="float" office:value="74.0474" calcext:value-type="float">
            <text:p>74.0474</text:p>
          </table:table-cell>
          <table:table-cell office:value-type="float" office:value="208.803" calcext:value-type="float">
            <text:p>208.8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5.996" calcext:value-type="float">
            <text:p>125.996</text:p>
          </table:table-cell>
          <table:table-cell office:value-type="float" office:value="74.3636" calcext:value-type="float">
            <text:p>74.3636</text:p>
          </table:table-cell>
          <table:table-cell office:value-type="float" office:value="209.568" calcext:value-type="float">
            <text:p>209.5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0.705" calcext:value-type="float">
            <text:p>120.705</text:p>
          </table:table-cell>
          <table:table-cell office:value-type="float" office:value="74.6432" calcext:value-type="float">
            <text:p>74.6432</text:p>
          </table:table-cell>
          <table:table-cell office:value-type="float" office:value="209.458" calcext:value-type="float">
            <text:p>209.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3.882" calcext:value-type="float">
            <text:p>123.882</text:p>
          </table:table-cell>
          <table:table-cell office:value-type="float" office:value="74.9594" calcext:value-type="float">
            <text:p>74.9594</text:p>
          </table:table-cell>
          <table:table-cell office:value-type="float" office:value="210.188" calcext:value-type="float">
            <text:p>210.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8.697" calcext:value-type="float">
            <text:p>108.697</text:p>
          </table:table-cell>
          <table:table-cell office:value-type="float" office:value="75.2604" calcext:value-type="float">
            <text:p>75.2604</text:p>
          </table:table-cell>
          <table:table-cell office:value-type="float" office:value="210.483" calcext:value-type="float">
            <text:p>210.4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.872" calcext:value-type="float">
            <text:p>130.872</text:p>
          </table:table-cell>
          <table:table-cell office:value-type="float" office:value="75.5117" calcext:value-type="float">
            <text:p>75.5117</text:p>
          </table:table-cell>
          <table:table-cell office:value-type="float" office:value="210.953" calcext:value-type="float">
            <text:p>210.9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6.88" calcext:value-type="float">
            <text:p>176.88</text:p>
          </table:table-cell>
          <table:table-cell office:value-type="float" office:value="75.7617" calcext:value-type="float">
            <text:p>75.7617</text:p>
          </table:table-cell>
          <table:table-cell office:value-type="float" office:value="211.603" calcext:value-type="float">
            <text:p>211.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7.232" calcext:value-type="float">
            <text:p>107.232</text:p>
          </table:table-cell>
          <table:table-cell office:value-type="float" office:value="76.0227" calcext:value-type="float">
            <text:p>76.0227</text:p>
          </table:table-cell>
          <table:table-cell office:value-type="float" office:value="211.6" calcext:value-type="float">
            <text:p>21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6.277" calcext:value-type="float">
            <text:p>116.277</text:p>
          </table:table-cell>
          <table:table-cell office:value-type="float" office:value="76.2776" calcext:value-type="float">
            <text:p>76.2776</text:p>
          </table:table-cell>
          <table:table-cell office:value-type="float" office:value="211.6" calcext:value-type="float">
            <text:p>21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8.842" calcext:value-type="float">
            <text:p>148.842</text:p>
          </table:table-cell>
          <table:table-cell office:value-type="float" office:value="76.5276" calcext:value-type="float">
            <text:p>76.5276</text:p>
          </table:table-cell>
          <table:table-cell office:value-type="float" office:value="211.945" calcext:value-type="float">
            <text:p>211.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.339" calcext:value-type="float">
            <text:p>176.339</text:p>
          </table:table-cell>
          <table:table-cell office:value-type="float" office:value="76.7886" calcext:value-type="float">
            <text:p>76.7886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4.451" calcext:value-type="float">
            <text:p>154.451</text:p>
          </table:table-cell>
          <table:table-cell office:value-type="float" office:value="77.1136" calcext:value-type="float">
            <text:p>77.1136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1.631" calcext:value-type="float">
            <text:p>131.631</text:p>
          </table:table-cell>
          <table:table-cell office:value-type="float" office:value="77.3649" calcext:value-type="float">
            <text:p>77.36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5.703" calcext:value-type="float">
            <text:p>135.703</text:p>
          </table:table-cell>
          <table:table-cell office:value-type="float" office:value="77.6149" calcext:value-type="float">
            <text:p>77.61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.288" calcext:value-type="float">
            <text:p>137.288</text:p>
          </table:table-cell>
          <table:table-cell office:value-type="float" office:value="77.9149" calcext:value-type="float">
            <text:p>77.91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9.511" calcext:value-type="float">
            <text:p>119.511</text:p>
          </table:table-cell>
          <table:table-cell office:value-type="float" office:value="78.1649" calcext:value-type="float">
            <text:p>78.16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4.916" calcext:value-type="float">
            <text:p>114.916</text:p>
          </table:table-cell>
          <table:table-cell office:value-type="float" office:value="78.469" calcext:value-type="float">
            <text:p>78.46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.7" calcext:value-type="float">
            <text:p>130.7</text:p>
          </table:table-cell>
          <table:table-cell office:value-type="float" office:value="78.7732" calcext:value-type="float">
            <text:p>78.7732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8.693" calcext:value-type="float">
            <text:p>128.693</text:p>
          </table:table-cell>
          <table:table-cell office:value-type="float" office:value="79.1067" calcext:value-type="float">
            <text:p>79.1067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8.462" calcext:value-type="float">
            <text:p>128.462</text:p>
          </table:table-cell>
          <table:table-cell office:value-type="float" office:value="79.3567" calcext:value-type="float">
            <text:p>79.3567</text:p>
          </table:table-cell>
          <table:table-cell office:value-type="float" office:value="212.545" calcext:value-type="float">
            <text:p>212.5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0.979" calcext:value-type="float">
            <text:p>130.979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4.968" calcext:value-type="float">
            <text:p>114.968</text:p>
          </table:table-cell>
          <table:table-cell office:value-type="float" office:value="80.1591" calcext:value-type="float">
            <text:p>80.1591</text:p>
          </table:table-cell>
          <table:table-cell office:value-type="float" office:value="213.17" calcext:value-type="float">
            <text:p>213.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.536" calcext:value-type="float">
            <text:p>131.536</text:p>
          </table:table-cell>
          <table:table-cell office:value-type="float" office:value="80.5766" calcext:value-type="float">
            <text:p>80.5766</text:p>
          </table:table-cell>
          <table:table-cell office:value-type="float" office:value="209.765" calcext:value-type="float">
            <text:p>209.7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4.302" calcext:value-type="float">
            <text:p>134.302</text:p>
          </table:table-cell>
          <table:table-cell office:value-type="float" office:value="80.8578" calcext:value-type="float">
            <text:p>80.8578</text:p>
          </table:table-cell>
          <table:table-cell office:value-type="float" office:value="210.355" calcext:value-type="float">
            <text:p>210.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5.969" calcext:value-type="float">
            <text:p>115.969</text:p>
          </table:table-cell>
          <table:table-cell office:value-type="float" office:value="81.1824" calcext:value-type="float">
            <text:p>81.1824</text:p>
          </table:table-cell>
          <table:table-cell office:value-type="float" office:value="210.41" calcext:value-type="float">
            <text:p>210.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9.87" calcext:value-type="float">
            <text:p>119.87</text:p>
          </table:table-cell>
          <table:table-cell office:value-type="float" office:value="81.3841" calcext:value-type="float">
            <text:p>81.3841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.884" calcext:value-type="float">
            <text:p>145.884</text:p>
          </table:table-cell>
          <table:table-cell office:value-type="float" office:value="81.7377" calcext:value-type="float">
            <text:p>81.7377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.656" calcext:value-type="float">
            <text:p>119.656</text:p>
          </table:table-cell>
          <table:table-cell office:value-type="float" office:value="82.0377" calcext:value-type="float">
            <text:p>82.0377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8.591" calcext:value-type="float">
            <text:p>148.591</text:p>
          </table:table-cell>
          <table:table-cell office:value-type="float" office:value="82.2889" calcext:value-type="float">
            <text:p>82.2889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8.043" calcext:value-type="float">
            <text:p>138.043</text:p>
          </table:table-cell>
          <table:table-cell office:value-type="float" office:value="82.5389" calcext:value-type="float">
            <text:p>82.5389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82.84" calcext:value-type="float">
            <text:p>82.84</text:p>
          </table:table-cell>
          <table:table-cell office:value-type="float" office:value="210.88" calcext:value-type="float">
            <text:p>210.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7.063" calcext:value-type="float">
            <text:p>117.063</text:p>
          </table:table-cell>
          <table:table-cell office:value-type="float" office:value="83.1441" calcext:value-type="float">
            <text:p>83.1441</text:p>
          </table:table-cell>
          <table:table-cell office:value-type="float" office:value="211.758" calcext:value-type="float">
            <text:p>211.7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0.137" calcext:value-type="float">
            <text:p>120.137</text:p>
          </table:table-cell>
          <table:table-cell office:value-type="float" office:value="83.3457" calcext:value-type="float">
            <text:p>83.3457</text:p>
          </table:table-cell>
          <table:table-cell office:value-type="float" office:value="211.693" calcext:value-type="float">
            <text:p>211.6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9.119" calcext:value-type="float">
            <text:p>119.119</text:p>
          </table:table-cell>
          <table:table-cell office:value-type="float" office:value="83.6478" calcext:value-type="float">
            <text:p>83.6478</text:p>
          </table:table-cell>
          <table:table-cell office:value-type="float" office:value="213.19" calcext:value-type="float">
            <text:p>213.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83.9404" calcext:value-type="float">
            <text:p>83.9404</text:p>
          </table:table-cell>
          <table:table-cell office:value-type="float" office:value="213.795" calcext:value-type="float">
            <text:p>213.7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2.516" calcext:value-type="float">
            <text:p>112.516</text:p>
          </table:table-cell>
          <table:table-cell office:value-type="float" office:value="84.1709" calcext:value-type="float">
            <text:p>84.1709</text:p>
          </table:table-cell>
          <table:table-cell office:value-type="float" office:value="214.273" calcext:value-type="float">
            <text:p>214.2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.275" calcext:value-type="float">
            <text:p>143.275</text:p>
          </table:table-cell>
          <table:table-cell office:value-type="float" office:value="84.4258" calcext:value-type="float">
            <text:p>84.4258</text:p>
          </table:table-cell>
          <table:table-cell office:value-type="float" office:value="221.958" calcext:value-type="float">
            <text:p>221.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84.7269" calcext:value-type="float">
            <text:p>84.7269</text:p>
          </table:table-cell>
          <table:table-cell office:value-type="float" office:value="225.63" calcext:value-type="float">
            <text:p>225.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9.514" calcext:value-type="float">
            <text:p>129.514</text:p>
          </table:table-cell>
          <table:table-cell office:value-type="float" office:value="84.9879" calcext:value-type="float">
            <text:p>84.9879</text:p>
          </table:table-cell>
          <table:table-cell office:value-type="float" office:value="228.008" calcext:value-type="float">
            <text:p>228.0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7.378" calcext:value-type="float">
            <text:p>127.378</text:p>
          </table:table-cell>
          <table:table-cell office:value-type="float" office:value="85.2428" calcext:value-type="float">
            <text:p>85.2428</text:p>
          </table:table-cell>
          <table:table-cell office:value-type="float" office:value="229.535" calcext:value-type="float">
            <text:p>229.5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.911" calcext:value-type="float">
            <text:p>143.911</text:p>
          </table:table-cell>
          <table:table-cell office:value-type="float" office:value="85.4978" calcext:value-type="float">
            <text:p>85.4978</text:p>
          </table:table-cell>
          <table:table-cell office:value-type="float" office:value="230.97" calcext:value-type="float">
            <text:p>230.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5.24" calcext:value-type="float">
            <text:p>115.24</text:p>
          </table:table-cell>
          <table:table-cell office:value-type="float" office:value="85.7988" calcext:value-type="float">
            <text:p>85.7988</text:p>
          </table:table-cell>
          <table:table-cell office:value-type="float" office:value="232.26" calcext:value-type="float">
            <text:p>232.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3.575" calcext:value-type="float">
            <text:p>133.575</text:p>
          </table:table-cell>
          <table:table-cell office:value-type="float" office:value="86.0488" calcext:value-type="float">
            <text:p>86.0488</text:p>
          </table:table-cell>
          <table:table-cell office:value-type="float" office:value="233.353" calcext:value-type="float">
            <text:p>233.3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.778" calcext:value-type="float">
            <text:p>151.778</text:p>
          </table:table-cell>
          <table:table-cell office:value-type="float" office:value="86.3001" calcext:value-type="float">
            <text:p>86.3001</text:p>
          </table:table-cell>
          <table:table-cell office:value-type="float" office:value="234.498" calcext:value-type="float">
            <text:p>234.4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2.489" calcext:value-type="float">
            <text:p>152.489</text:p>
          </table:table-cell>
          <table:table-cell office:value-type="float" office:value="86.5501" calcext:value-type="float">
            <text:p>86.5501</text:p>
          </table:table-cell>
          <table:table-cell office:value-type="float" office:value="235.458" calcext:value-type="float">
            <text:p>235.4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1.415" calcext:value-type="float">
            <text:p>151.415</text:p>
          </table:table-cell>
          <table:table-cell office:value-type="float" office:value="86.8013" calcext:value-type="float">
            <text:p>86.8013</text:p>
          </table:table-cell>
          <table:table-cell office:value-type="float" office:value="236.623" calcext:value-type="float">
            <text:p>236.6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9.774" calcext:value-type="float">
            <text:p>179.774</text:p>
          </table:table-cell>
          <table:table-cell office:value-type="float" office:value="87.1023" calcext:value-type="float">
            <text:p>87.1023</text:p>
          </table:table-cell>
          <table:table-cell office:value-type="float" office:value="237.93" calcext:value-type="float">
            <text:p>237.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5.23" calcext:value-type="float">
            <text:p>175.23</text:p>
          </table:table-cell>
          <table:table-cell office:value-type="float" office:value="87.3273" calcext:value-type="float">
            <text:p>87.3273</text:p>
          </table:table-cell>
          <table:table-cell office:value-type="float" office:value="243.3" calcext:value-type="float">
            <text:p>243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4.309" calcext:value-type="float">
            <text:p>184.309</text:p>
          </table:table-cell>
          <table:table-cell office:value-type="float" office:value="87.6068" calcext:value-type="float">
            <text:p>87.6068</text:p>
          </table:table-cell>
          <table:table-cell office:value-type="float" office:value="248.618" calcext:value-type="float">
            <text:p>248.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6.534" calcext:value-type="float">
            <text:p>176.534</text:p>
          </table:table-cell>
          <table:table-cell office:value-type="float" office:value="87.8679" calcext:value-type="float">
            <text:p>87.8679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7.359" calcext:value-type="float">
            <text:p>167.359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251.853" calcext:value-type="float">
            <text:p>251.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9.752" calcext:value-type="float">
            <text:p>189.752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253.06" calcext:value-type="float">
            <text:p>253.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2.826" calcext:value-type="float">
            <text:p>112.826</text:p>
          </table:table-cell>
          <table:table-cell office:value-type="float" office:value="88.6591" calcext:value-type="float">
            <text:p>88.6591</text:p>
          </table:table-cell>
          <table:table-cell office:value-type="float" office:value="254.013" calcext:value-type="float">
            <text:p>254.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1.792" calcext:value-type="float">
            <text:p>181.792</text:p>
          </table:table-cell>
          <table:table-cell office:value-type="float" office:value="88.9284" calcext:value-type="float">
            <text:p>88.9284</text:p>
          </table:table-cell>
          <table:table-cell office:value-type="float" office:value="256.97" calcext:value-type="float">
            <text:p>256.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3.734" calcext:value-type="float">
            <text:p>153.734</text:p>
          </table:table-cell>
          <table:table-cell office:value-type="float" office:value="89.1299" calcext:value-type="float">
            <text:p>89.1299</text:p>
          </table:table-cell>
          <table:table-cell office:value-type="float" office:value="258.155" calcext:value-type="float">
            <text:p>258.1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7.67" calcext:value-type="float">
            <text:p>117.67</text:p>
          </table:table-cell>
          <table:table-cell office:value-type="float" office:value="89.4782" calcext:value-type="float">
            <text:p>89.4782</text:p>
          </table:table-cell>
          <table:table-cell office:value-type="float" office:value="260.055" calcext:value-type="float">
            <text:p>260.0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89.7792" calcext:value-type="float">
            <text:p>89.7792</text:p>
          </table:table-cell>
          <table:table-cell office:value-type="float" office:value="260.528" calcext:value-type="float">
            <text:p>260.5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0.466" calcext:value-type="float">
            <text:p>140.466</text:p>
          </table:table-cell>
          <table:table-cell office:value-type="float" office:value="90.0884" calcext:value-type="float">
            <text:p>90.0884</text:p>
          </table:table-cell>
          <table:table-cell office:value-type="float" office:value="260.518" calcext:value-type="float">
            <text:p>260.5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6.146" calcext:value-type="float">
            <text:p>136.146</text:p>
          </table:table-cell>
          <table:table-cell office:value-type="float" office:value="90.302" calcext:value-type="float">
            <text:p>90.302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1.199" calcext:value-type="float">
            <text:p>131.199</text:p>
          </table:table-cell>
          <table:table-cell office:value-type="float" office:value="90.5782" calcext:value-type="float">
            <text:p>90.5782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8.967" calcext:value-type="float">
            <text:p>158.967</text:p>
          </table:table-cell>
          <table:table-cell office:value-type="float" office:value="90.814" calcext:value-type="float">
            <text:p>90.814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6.141" calcext:value-type="float">
            <text:p>126.141</text:p>
          </table:table-cell>
          <table:table-cell office:value-type="float" office:value="91.0935" calcext:value-type="float">
            <text:p>91.0935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9.371" calcext:value-type="float">
            <text:p>149.371</text:p>
          </table:table-cell>
          <table:table-cell office:value-type="float" office:value="91.3307" calcext:value-type="float">
            <text:p>91.3307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9.057" calcext:value-type="float">
            <text:p>119.057</text:p>
          </table:table-cell>
          <table:table-cell office:value-type="float" office:value="91.6102" calcext:value-type="float">
            <text:p>91.6102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6.403" calcext:value-type="float">
            <text:p>126.403</text:p>
          </table:table-cell>
          <table:table-cell office:value-type="float" office:value="91.8614" calcext:value-type="float">
            <text:p>91.8614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4.678" calcext:value-type="float">
            <text:p>174.678</text:p>
          </table:table-cell>
          <table:table-cell office:value-type="float" office:value="92.1874" calcext:value-type="float">
            <text:p>92.1874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92.4138" calcext:value-type="float">
            <text:p>92.4138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4.34" calcext:value-type="float">
            <text:p>124.34</text:p>
          </table:table-cell>
          <table:table-cell office:value-type="float" office:value="92.665" calcext:value-type="float">
            <text:p>92.665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3.783" calcext:value-type="float">
            <text:p>183.783</text:p>
          </table:table-cell>
          <table:table-cell office:value-type="float" office:value="92.9661" calcext:value-type="float">
            <text:p>92.9661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6.185" calcext:value-type="float">
            <text:p>126.185</text:p>
          </table:table-cell>
          <table:table-cell office:value-type="float" office:value="93.2456" calcext:value-type="float">
            <text:p>93.2456</text:p>
          </table:table-cell>
          <table:table-cell office:value-type="float" office:value="260.463" calcext:value-type="float">
            <text:p>260.4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.206" calcext:value-type="float">
            <text:p>145.206</text:p>
          </table:table-cell>
          <table:table-cell office:value-type="float" office:value="93.4968" calcext:value-type="float">
            <text:p>93.4968</text:p>
          </table:table-cell>
          <table:table-cell office:value-type="float" office:value="261.35" calcext:value-type="float">
            <text:p>261.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93.7468" calcext:value-type="float">
            <text:p>93.7468</text:p>
          </table:table-cell>
          <table:table-cell office:value-type="float" office:value="261.35" calcext:value-type="float">
            <text:p>261.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2.796" calcext:value-type="float">
            <text:p>132.796</text:p>
          </table:table-cell>
          <table:table-cell office:value-type="float" office:value="94.0468" calcext:value-type="float">
            <text:p>94.0468</text:p>
          </table:table-cell>
          <table:table-cell office:value-type="float" office:value="261.775" calcext:value-type="float">
            <text:p>261.7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2.436" calcext:value-type="float">
            <text:p>112.436</text:p>
          </table:table-cell>
          <table:table-cell office:value-type="float" office:value="94.351" calcext:value-type="float">
            <text:p>94.351</text:p>
          </table:table-cell>
          <table:table-cell office:value-type="float" office:value="262.26" calcext:value-type="float">
            <text:p>262.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6.717" calcext:value-type="float">
            <text:p>116.717</text:p>
          </table:table-cell>
          <table:table-cell office:value-type="float" office:value="94.6059" calcext:value-type="float">
            <text:p>94.6059</text:p>
          </table:table-cell>
          <table:table-cell office:value-type="float" office:value="262.255" calcext:value-type="float">
            <text:p>262.2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8.021" calcext:value-type="float">
            <text:p>198.021</text:p>
          </table:table-cell>
          <table:table-cell office:value-type="float" office:value="94.907" calcext:value-type="float">
            <text:p>94.907</text:p>
          </table:table-cell>
          <table:table-cell office:value-type="float" office:value="262.61" calcext:value-type="float">
            <text:p>262.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9.249" calcext:value-type="float">
            <text:p>119.249</text:p>
          </table:table-cell>
          <table:table-cell office:value-type="float" office:value="95.1619" calcext:value-type="float">
            <text:p>95.1619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95.4119" calcext:value-type="float">
            <text:p>95.4119</text:p>
          </table:table-cell>
          <table:table-cell office:value-type="float" office:value="262.61" calcext:value-type="float">
            <text:p>262.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345" calcext:value-type="float">
            <text:p>138.345</text:p>
          </table:table-cell>
          <table:table-cell office:value-type="float" office:value="95.6632" calcext:value-type="float">
            <text:p>95.6632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8.38" calcext:value-type="float">
            <text:p>148.38</text:p>
          </table:table-cell>
          <table:table-cell office:value-type="float" office:value="95.9632" calcext:value-type="float">
            <text:p>95.9632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4.071" calcext:value-type="float">
            <text:p>134.071</text:p>
          </table:table-cell>
          <table:table-cell office:value-type="float" office:value="96.2724" calcext:value-type="float">
            <text:p>96.2724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5.52" calcext:value-type="float">
            <text:p>165.52</text:p>
          </table:table-cell>
          <table:table-cell office:value-type="float" office:value="96.5519" calcext:value-type="float">
            <text:p>96.5519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3.878" calcext:value-type="float">
            <text:p>133.878</text:p>
          </table:table-cell>
          <table:table-cell office:value-type="float" office:value="96.704" calcext:value-type="float">
            <text:p>96.704</text:p>
          </table:table-cell>
          <table:table-cell office:value-type="float" office:value="263.463" calcext:value-type="float">
            <text:p>263.4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6.34" calcext:value-type="float">
            <text:p>176.34</text:p>
          </table:table-cell>
          <table:table-cell office:value-type="float" office:value="96.704" calcext:value-type="float">
            <text:p>96.70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773" calcext:value-type="float">
            <text:p>147.773</text:p>
          </table:table-cell>
          <table:table-cell office:value-type="float" office:value="97.2589" calcext:value-type="float">
            <text:p>97.258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1.255" calcext:value-type="float">
            <text:p>151.255</text:p>
          </table:table-cell>
          <table:table-cell office:value-type="float" office:value="97.6339" calcext:value-type="float">
            <text:p>97.633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9.212" calcext:value-type="float">
            <text:p>129.212</text:p>
          </table:table-cell>
          <table:table-cell office:value-type="float" office:value="97.8589" calcext:value-type="float">
            <text:p>97.858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8.942" calcext:value-type="float">
            <text:p>148.942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4.598" calcext:value-type="float">
            <text:p>244.598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4.962" calcext:value-type="float">
            <text:p>134.962</text:p>
          </table:table-cell>
          <table:table-cell office:value-type="float" office:value="98.6102" calcext:value-type="float">
            <text:p>98.6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0.741" calcext:value-type="float">
            <text:p>140.741</text:p>
          </table:table-cell>
          <table:table-cell office:value-type="float" office:value="98.8602" calcext:value-type="float">
            <text:p>98.86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7.495" calcext:value-type="float">
            <text:p>167.495</text:p>
          </table:table-cell>
          <table:table-cell office:value-type="float" office:value="99.1602" calcext:value-type="float">
            <text:p>99.16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8.208" calcext:value-type="float">
            <text:p>188.208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9.773" calcext:value-type="float">
            <text:p>129.773</text:p>
          </table:table-cell>
          <table:table-cell office:value-type="float" office:value="99.7268" calcext:value-type="float">
            <text:p>99.726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9.957" calcext:value-type="float">
            <text:p>129.957</text:p>
          </table:table-cell>
          <table:table-cell office:value-type="float" office:value="99.9071" calcext:value-type="float">
            <text:p>99.9071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2.011" calcext:value-type="float">
            <text:p>122.011</text:p>
          </table:table-cell>
          <table:table-cell office:value-type="float" office:value="100.207" calcext:value-type="float">
            <text:p>100.2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1.411" calcext:value-type="float">
            <text:p>191.411</text:p>
          </table:table-cell>
          <table:table-cell office:value-type="float" office:value="100.607" calcext:value-type="float">
            <text:p>100.6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.877" calcext:value-type="float">
            <text:p>145.87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4.841" calcext:value-type="float">
            <text:p>124.841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.209" calcext:value-type="float">
            <text:p>134.209</text:p>
          </table:table-cell>
          <table:table-cell office:value-type="float" office:value="101.947" calcext:value-type="float">
            <text:p>101.94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6.788" calcext:value-type="float">
            <text:p>196.788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.776" calcext:value-type="float">
            <text:p>144.776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7.454" calcext:value-type="float">
            <text:p>157.454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8.159" calcext:value-type="float">
            <text:p>138.159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4.684" calcext:value-type="float">
            <text:p>124.684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263.873" calcext:value-type="float">
            <text:p>263.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7.627" calcext:value-type="float">
            <text:p>137.627</text:p>
          </table:table-cell>
          <table:table-cell office:value-type="float" office:value="103.598" calcext:value-type="float">
            <text:p>103.598</text:p>
          </table:table-cell>
          <table:table-cell office:value-type="float" office:value="263.865" calcext:value-type="float">
            <text:p>263.8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5.105" calcext:value-type="float">
            <text:p>135.105</text:p>
          </table:table-cell>
          <table:table-cell office:value-type="float" office:value="103.822" calcext:value-type="float">
            <text:p>103.822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4.748" calcext:value-type="float">
            <text:p>164.748</text:p>
          </table:table-cell>
          <table:table-cell office:value-type="float" office:value="104.088" calcext:value-type="float">
            <text:p>104.08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1.915" calcext:value-type="float">
            <text:p>121.915</text:p>
          </table:table-cell>
          <table:table-cell office:value-type="float" office:value="104.338" calcext:value-type="float">
            <text:p>104.33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5.675" calcext:value-type="float">
            <text:p>125.675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7.552" calcext:value-type="float">
            <text:p>147.552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263.835" calcext:value-type="float">
            <text:p>263.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7.496" calcext:value-type="float">
            <text:p>127.496</text:p>
          </table:table-cell>
          <table:table-cell office:value-type="float" office:value="105.413" calcext:value-type="float">
            <text:p>105.413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6.012" calcext:value-type="float">
            <text:p>126.012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263.875" calcext:value-type="float">
            <text:p>263.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7.135" calcext:value-type="float">
            <text:p>147.135</text:p>
          </table:table-cell>
          <table:table-cell office:value-type="float" office:value="105.864" calcext:value-type="float">
            <text:p>105.864</text:p>
          </table:table-cell>
          <table:table-cell office:value-type="float" office:value="263.888" calcext:value-type="float">
            <text:p>263.8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3.695" calcext:value-type="float">
            <text:p>183.695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264.385" calcext:value-type="float">
            <text:p>264.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0.949" calcext:value-type="float">
            <text:p>200.949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264.373" calcext:value-type="float">
            <text:p>264.3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6.663" calcext:value-type="float">
            <text:p>136.663</text:p>
          </table:table-cell>
          <table:table-cell office:value-type="float" office:value="106.556" calcext:value-type="float">
            <text:p>106.556</text:p>
          </table:table-cell>
          <table:table-cell office:value-type="float" office:value="264.373" calcext:value-type="float">
            <text:p>264.3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6.623" calcext:value-type="float">
            <text:p>136.623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263.59" calcext:value-type="float">
            <text:p>263.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.363" calcext:value-type="float">
            <text:p>150.363</text:p>
          </table:table-cell>
          <table:table-cell office:value-type="float" office:value="107.126" calcext:value-type="float">
            <text:p>107.126</text:p>
          </table:table-cell>
          <table:table-cell office:value-type="float" office:value="263.625" calcext:value-type="float">
            <text:p>263.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8.704" calcext:value-type="float">
            <text:p>128.704</text:p>
          </table:table-cell>
          <table:table-cell office:value-type="float" office:value="107.477" calcext:value-type="float">
            <text:p>107.477</text:p>
          </table:table-cell>
          <table:table-cell office:value-type="float" office:value="263.64" calcext:value-type="float">
            <text:p>263.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4.063" calcext:value-type="float">
            <text:p>124.063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263.645" calcext:value-type="float">
            <text:p>263.6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0.308" calcext:value-type="float">
            <text:p>170.308</text:p>
          </table:table-cell>
          <table:table-cell office:value-type="float" office:value="108.178" calcext:value-type="float">
            <text:p>108.178</text:p>
          </table:table-cell>
          <table:table-cell office:value-type="float" office:value="263.658" calcext:value-type="float">
            <text:p>263.6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4.826" calcext:value-type="float">
            <text:p>154.826</text:p>
          </table:table-cell>
          <table:table-cell office:value-type="float" office:value="108.479" calcext:value-type="float">
            <text:p>108.479</text:p>
          </table:table-cell>
          <table:table-cell office:value-type="float" office:value="263.588" calcext:value-type="float">
            <text:p>263.5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4.868" calcext:value-type="float">
            <text:p>164.868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263.413" calcext:value-type="float">
            <text:p>263.4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8.957" calcext:value-type="float">
            <text:p>138.957</text:p>
          </table:table-cell>
          <table:table-cell office:value-type="float" office:value="109.084" calcext:value-type="float">
            <text:p>109.084</text:p>
          </table:table-cell>
          <table:table-cell office:value-type="float" office:value="262.948" calcext:value-type="float">
            <text:p>262.9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9.516" calcext:value-type="float">
            <text:p>189.516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3.908" calcext:value-type="float">
            <text:p>143.908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9.395" calcext:value-type="float">
            <text:p>119.395</text:p>
          </table:table-cell>
          <table:table-cell office:value-type="float" office:value="109.504" calcext:value-type="float">
            <text:p>109.504</text:p>
          </table:table-cell>
          <table:table-cell office:value-type="float" office:value="262.405" calcext:value-type="float">
            <text:p>262.4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0.36" calcext:value-type="float">
            <text:p>150.36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262.428" calcext:value-type="float">
            <text:p>262.4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0.626" calcext:value-type="float">
            <text:p>150.626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262.353" calcext:value-type="float">
            <text:p>262.3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3.105" calcext:value-type="float">
            <text:p>173.105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262.438" calcext:value-type="float">
            <text:p>262.4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0.514" calcext:value-type="float">
            <text:p>160.514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262.468" calcext:value-type="float">
            <text:p>262.468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4:00:31.656655792</dc:date>
    <meta:document-statistic meta:table-count="1" meta:cell-count="199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2:Sheet1.D399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99" chart:class="chart:scatter">
            <chart:domain table:cell-range-address="Sheet1.C2:Sheet1.C399"/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0001">
                <text:p>0.550001</text:p>
                <draw:g>
                  <svg:desc>Sheet1.C2:Sheet1.C399</svg:desc>
                </draw:g>
              </table:table-cell>
              <table:table-cell office:value-type="float" office:value="8.44">
                <text:p>8.44</text:p>
                <draw:g>
                  <svg:desc>Sheet1.D2:Sheet1.D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3.515">
                <text:p>13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5">
                <text:p>1.025</text:p>
              </table:table-cell>
              <table:table-cell office:value-type="float" office:value="14.6375">
                <text:p>14.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861">
                <text:p>1.2486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068">
                <text:p>1.55068</text:p>
              </table:table-cell>
              <table:table-cell office:value-type="float" office:value="14.9275">
                <text:p>14.9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428">
                <text:p>1.76428</text:p>
              </table:table-cell>
              <table:table-cell office:value-type="float" office:value="14.9275">
                <text:p>14.9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9067">
                <text:p>1.99067</text:p>
              </table:table-cell>
              <table:table-cell office:value-type="float" office:value="14.8825">
                <text:p>14.8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067">
                <text:p>2.24067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567">
                <text:p>2.5156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1567">
                <text:p>2.81567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692">
                <text:p>3.31692</text:p>
              </table:table-cell>
              <table:table-cell office:value-type="float" office:value="17.285">
                <text:p>17.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486">
                <text:p>3.67486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1027">
                <text:p>4.01027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2352">
                <text:p>4.32352</text:p>
              </table:table-cell>
              <table:table-cell office:value-type="float" office:value="26.1475">
                <text:p>26.1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7477">
                <text:p>4.57477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09">
                <text:p>4.8509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759">
                <text:p>5.1759</text:p>
              </table:table-cell>
              <table:table-cell office:value-type="float" office:value="33.8575">
                <text:p>33.8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3385">
                <text:p>5.53385</text:p>
              </table:table-cell>
              <table:table-cell office:value-type="float" office:value="35.4725">
                <text:p>35.4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9486">
                <text:p>5.79486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99">
                <text:p>6.099</text:p>
              </table:table-cell>
              <table:table-cell office:value-type="float" office:value="37.5575">
                <text:p>37.5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2496">
                <text:p>6.42496</text:p>
              </table:table-cell>
              <table:table-cell office:value-type="float" office:value="38.47">
                <text:p>38.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7496">
                <text:p>6.67496</text:p>
              </table:table-cell>
              <table:table-cell office:value-type="float" office:value="39.6025">
                <text:p>39.6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262">
                <text:p>6.9262</text:p>
              </table:table-cell>
              <table:table-cell office:value-type="float" office:value="42.1675">
                <text:p>42.1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3544">
                <text:p>7.23544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6426">
                <text:p>7.56426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7786">
                <text:p>7.77786</text:p>
              </table:table-cell>
              <table:table-cell office:value-type="float" office:value="43.14">
                <text:p>43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0382">
                <text:p>8.10382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7308">
                <text:p>8.37308</text:p>
              </table:table-cell>
              <table:table-cell office:value-type="float" office:value="43.725">
                <text:p>43.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9808">
                <text:p>8.69808</text:p>
              </table:table-cell>
              <table:table-cell office:value-type="float" office:value="43.975">
                <text:p>43.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92308">
                <text:p>8.92308</text:p>
              </table:table-cell>
              <table:table-cell office:value-type="float" office:value="43.6925">
                <text:p>43.6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32308">
                <text:p>9.32308</text:p>
              </table:table-cell>
              <table:table-cell office:value-type="float" office:value="44.7525">
                <text:p>44.7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4904">
                <text:p>9.64904</text:p>
              </table:table-cell>
              <table:table-cell office:value-type="float" office:value="44.685">
                <text:p>44.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89904">
                <text:p>9.89904</text:p>
              </table:table-cell>
              <table:table-cell office:value-type="float" office:value="46.0525">
                <text:p>46.0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124">
                <text:p>10.124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002">
                <text:p>10.4002</text:p>
              </table:table-cell>
              <table:table-cell office:value-type="float" office:value="46.0875">
                <text:p>46.0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511">
                <text:p>10.7511</text:p>
              </table:table-cell>
              <table:table-cell office:value-type="float" office:value="46.8775">
                <text:p>46.8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521">
                <text:p>11.0521</text:p>
              </table:table-cell>
              <table:table-cell office:value-type="float" office:value="47.4525">
                <text:p>47.4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3809">
                <text:p>11.3809</text:p>
              </table:table-cell>
              <table:table-cell office:value-type="float" office:value="47.225">
                <text:p>47.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559">
                <text:p>11.6559</text:p>
              </table:table-cell>
              <table:table-cell office:value-type="float" office:value="48.6425">
                <text:p>48.6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9072">
                <text:p>11.9072</text:p>
              </table:table-cell>
              <table:table-cell office:value-type="float" office:value="49.4875">
                <text:p>49.4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1547">
                <text:p>12.1547</text:p>
              </table:table-cell>
              <table:table-cell office:value-type="float" office:value="52.9475">
                <text:p>52.94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462">
                <text:p>12.4462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212">
                <text:p>12.5212</text:p>
              </table:table-cell>
              <table:table-cell office:value-type="float" office:value="52.945">
                <text:p>52.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8007">
                <text:p>12.8007</text:p>
              </table:table-cell>
              <table:table-cell office:value-type="float" office:value="52.9475">
                <text:p>52.9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0818">
                <text:p>13.0818</text:p>
              </table:table-cell>
              <table:table-cell office:value-type="float" office:value="52.8775">
                <text:p>52.8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229">
                <text:p>13.4229</text:p>
              </table:table-cell>
              <table:table-cell office:value-type="float" office:value="52.885">
                <text:p>52.8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815">
                <text:p>13.6815</text:p>
              </table:table-cell>
              <table:table-cell office:value-type="float" office:value="52.8775">
                <text:p>52.8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9315">
                <text:p>13.9315</text:p>
              </table:table-cell>
              <table:table-cell office:value-type="float" office:value="52.8775">
                <text:p>52.8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1565">
                <text:p>14.1565</text:p>
              </table:table-cell>
              <table:table-cell office:value-type="float" office:value="52.8775">
                <text:p>52.8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4825">
                <text:p>14.4825</text:p>
              </table:table-cell>
              <table:table-cell office:value-type="float" office:value="52.8775">
                <text:p>52.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7325">
                <text:p>14.7325</text:p>
              </table:table-cell>
              <table:table-cell office:value-type="float" office:value="52.8775">
                <text:p>52.8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0335">
                <text:p>15.0335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847">
                <text:p>15.2847</text:p>
              </table:table-cell>
              <table:table-cell office:value-type="float" office:value="52.8725">
                <text:p>52.8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5152">
                <text:p>15.5152</text:p>
              </table:table-cell>
              <table:table-cell office:value-type="float" office:value="53.2025">
                <text:p>53.2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902">
                <text:p>15.7902</text:p>
              </table:table-cell>
              <table:table-cell office:value-type="float" office:value="53.7375">
                <text:p>53.7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0995">
                <text:p>16.0995</text:p>
              </table:table-cell>
              <table:table-cell office:value-type="float" office:value="53.7375">
                <text:p>53.7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379">
                <text:p>16.379</text:p>
              </table:table-cell>
              <table:table-cell office:value-type="float" office:value="54.12">
                <text:p>54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68">
                <text:p>16.68</text:p>
              </table:table-cell>
              <table:table-cell office:value-type="float" office:value="54.12">
                <text:p>54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06">
                <text:p>17.006</text:p>
              </table:table-cell>
              <table:table-cell office:value-type="float" office:value="54.1075">
                <text:p>54.1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356">
                <text:p>17.356</text:p>
              </table:table-cell>
              <table:table-cell office:value-type="float" office:value="54.1075">
                <text:p>54.1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06">
                <text:p>17.706</text:p>
              </table:table-cell>
              <table:table-cell office:value-type="float" office:value="54.1025">
                <text:p>54.1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031">
                <text:p>18.031</text:p>
              </table:table-cell>
              <table:table-cell office:value-type="float" office:value="54.1025">
                <text:p>54.1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381">
                <text:p>18.381</text:p>
              </table:table-cell>
              <table:table-cell office:value-type="float" office:value="54.1025">
                <text:p>54.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6605">
                <text:p>18.6605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117">
                <text:p>18.9117</text:p>
              </table:table-cell>
              <table:table-cell office:value-type="float" office:value="54.07">
                <text:p>54.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1867">
                <text:p>19.1867</text:p>
              </table:table-cell>
              <table:table-cell office:value-type="float" office:value="56.2225">
                <text:p>56.2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5117">
                <text:p>19.5117</text:p>
              </table:table-cell>
              <table:table-cell office:value-type="float" office:value="56.6875">
                <text:p>56.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8128">
                <text:p>19.8128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1637">
                <text:p>20.1637</text:p>
              </table:table-cell>
              <table:table-cell office:value-type="float" office:value="57.2375">
                <text:p>57.2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4637">
                <text:p>20.4637</text:p>
              </table:table-cell>
              <table:table-cell office:value-type="float" office:value="57.1725">
                <text:p>57.1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6137">
                <text:p>20.6137</text:p>
              </table:table-cell>
              <table:table-cell office:value-type="float" office:value="57.1175">
                <text:p>57.1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9887">
                <text:p>20.9887</text:p>
              </table:table-cell>
              <table:table-cell office:value-type="float" office:value="58.495">
                <text:p>58.4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2349">
                <text:p>21.2349</text:p>
              </table:table-cell>
              <table:table-cell office:value-type="float" office:value="62.3775">
                <text:p>62.3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6132">
                <text:p>21.6132</text:p>
              </table:table-cell>
              <table:table-cell office:value-type="float" office:value="64.8775">
                <text:p>64.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942">
                <text:p>21.942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1725">
                <text:p>22.1725</text:p>
              </table:table-cell>
              <table:table-cell office:value-type="float" office:value="68.1475">
                <text:p>68.1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4767">
                <text:p>22.4767</text:p>
              </table:table-cell>
              <table:table-cell office:value-type="float" office:value="73.4525">
                <text:p>73.4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6517">
                <text:p>22.6517</text:p>
              </table:table-cell>
              <table:table-cell office:value-type="float" office:value="74.91">
                <text:p>74.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9367">
                <text:p>22.9367</text:p>
              </table:table-cell>
              <table:table-cell office:value-type="float" office:value="77.2525">
                <text:p>77.2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2529">
                <text:p>23.2529</text:p>
              </table:table-cell>
              <table:table-cell office:value-type="float" office:value="80.0775">
                <text:p>80.0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4834">
                <text:p>23.4834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8122">
                <text:p>23.8122</text:p>
              </table:table-cell>
              <table:table-cell office:value-type="float" office:value="82.5925">
                <text:p>82.5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0358">
                <text:p>24.0358</text:p>
              </table:table-cell>
              <table:table-cell office:value-type="float" office:value="82.5825">
                <text:p>82.5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3187">
                <text:p>24.3187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5761">
                <text:p>24.5761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934">
                <text:p>24.934</text:p>
              </table:table-cell>
              <table:table-cell office:value-type="float" office:value="82.585">
                <text:p>82.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2102">
                <text:p>25.2102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5611">
                <text:p>25.5611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8652">
                <text:p>25.8652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0667">
                <text:p>26.0667</text:p>
              </table:table-cell>
              <table:table-cell office:value-type="float" office:value="83.4275">
                <text:p>83.42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4167">
                <text:p>26.4167</text:p>
              </table:table-cell>
              <table:table-cell office:value-type="float" office:value="84.47">
                <text:p>84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6717">
                <text:p>26.6717</text:p>
              </table:table-cell>
              <table:table-cell office:value-type="float" office:value="84.445">
                <text:p>84.4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9512">
                <text:p>26.9512</text:p>
              </table:table-cell>
              <table:table-cell office:value-type="float" office:value="88.6175">
                <text:p>88.6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3012">
                <text:p>27.3012</text:p>
              </table:table-cell>
              <table:table-cell office:value-type="float" office:value="91.5125">
                <text:p>91.5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6012">
                <text:p>27.6012</text:p>
              </table:table-cell>
              <table:table-cell office:value-type="float" office:value="93.4075">
                <text:p>93.4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977">
                <text:p>27.977</text:p>
              </table:table-cell>
              <table:table-cell office:value-type="float" office:value="95.5425">
                <text:p>95.5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059">
                <text:p>28.3059</text:p>
              </table:table-cell>
              <table:table-cell office:value-type="float" office:value="96.935">
                <text:p>96.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5364">
                <text:p>28.5364</text:p>
              </table:table-cell>
              <table:table-cell office:value-type="float" office:value="97.5175">
                <text:p>97.5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8652">
                <text:p>28.8652</text:p>
              </table:table-cell>
              <table:table-cell office:value-type="float" office:value="100.675">
                <text:p>100.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1201">
                <text:p>29.1201</text:p>
              </table:table-cell>
              <table:table-cell office:value-type="float" office:value="101.55">
                <text:p>101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6307">
                <text:p>29.6307</text:p>
              </table:table-cell>
              <table:table-cell office:value-type="float" office:value="102.975">
                <text:p>102.9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8917">
                <text:p>29.8917</text:p>
              </table:table-cell>
              <table:table-cell office:value-type="float" office:value="103.668">
                <text:p>103.6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1429">
                <text:p>30.1429</text:p>
              </table:table-cell>
              <table:table-cell office:value-type="float" office:value="104.395">
                <text:p>104.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4429">
                <text:p>30.4429</text:p>
              </table:table-cell>
              <table:table-cell office:value-type="float" office:value="105.173">
                <text:p>105.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7179">
                <text:p>30.7179</text:p>
              </table:table-cell>
              <table:table-cell office:value-type="float" office:value="106.01">
                <text:p>106.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9083">
                <text:p>30.9083</text:p>
              </table:table-cell>
              <table:table-cell office:value-type="float" office:value="106.87">
                <text:p>106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1442">
                <text:p>31.1442</text:p>
              </table:table-cell>
              <table:table-cell office:value-type="float" office:value="106.863">
                <text:p>106.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3706">
                <text:p>31.3706</text:p>
              </table:table-cell>
              <table:table-cell office:value-type="float" office:value="108.22">
                <text:p>108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5956">
                <text:p>31.5956</text:p>
              </table:table-cell>
              <table:table-cell office:value-type="float" office:value="108.69">
                <text:p>108.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8456">
                <text:p>31.8456</text:p>
              </table:table-cell>
              <table:table-cell office:value-type="float" office:value="109.34">
                <text:p>109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0968">
                <text:p>32.0968</text:p>
              </table:table-cell>
              <table:table-cell office:value-type="float" office:value="109.878">
                <text:p>109.8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3718">
                <text:p>32.3718</text:p>
              </table:table-cell>
              <table:table-cell office:value-type="float" office:value="109.985">
                <text:p>109.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6479">
                <text:p>32.6479</text:p>
              </table:table-cell>
              <table:table-cell office:value-type="float" office:value="111.98">
                <text:p>111.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0085">
                <text:p>33.0085</text:p>
              </table:table-cell>
              <table:table-cell office:value-type="float" office:value="113.028">
                <text:p>113.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3439">
                <text:p>33.3439</text:p>
              </table:table-cell>
              <table:table-cell office:value-type="float" office:value="113.848">
                <text:p>113.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5989">
                <text:p>33.5989</text:p>
              </table:table-cell>
              <table:table-cell office:value-type="float" office:value="116.098">
                <text:p>116.0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8489">
                <text:p>33.8489</text:p>
              </table:table-cell>
              <table:table-cell office:value-type="float" office:value="116.598">
                <text:p>116.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1146">
                <text:p>34.1146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2421">
                <text:p>34.2421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298">
                <text:p>34.298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3687">
                <text:p>34.3687</text:p>
              </table:table-cell>
              <table:table-cell office:value-type="float" office:value="120.025">
                <text:p>120.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5838">
                <text:p>34.5838</text:p>
              </table:table-cell>
              <table:table-cell office:value-type="float" office:value="120.005">
                <text:p>120.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9088">
                <text:p>34.9088</text:p>
              </table:table-cell>
              <table:table-cell office:value-type="float" office:value="120.515">
                <text:p>120.5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1103">
                <text:p>35.1103</text:p>
              </table:table-cell>
              <table:table-cell office:value-type="float" office:value="120.515">
                <text:p>120.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4363">
                <text:p>35.4363</text:p>
              </table:table-cell>
              <table:table-cell office:value-type="float" office:value="120.515">
                <text:p>120.5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7158">
                <text:p>35.7158</text:p>
              </table:table-cell>
              <table:table-cell office:value-type="float" office:value="120.508">
                <text:p>120.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0798">
                <text:p>36.0798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3839">
                <text:p>36.3839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685">
                <text:p>36.685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986">
                <text:p>36.986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2871">
                <text:p>37.2871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542">
                <text:p>37.542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843">
                <text:p>37.843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.1192">
                <text:p>38.1192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3704">
                <text:p>38.3704</text:p>
              </table:table-cell>
              <table:table-cell office:value-type="float" office:value="121.453">
                <text:p>121.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7213">
                <text:p>38.7213</text:p>
              </table:table-cell>
              <table:table-cell office:value-type="float" office:value="121.453">
                <text:p>121.4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9975">
                <text:p>38.9975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.2985">
                <text:p>39.2985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.5497">
                <text:p>39.5497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796">
                <text:p>39.796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.1651">
                <text:p>40.1651</text:p>
              </table:table-cell>
              <table:table-cell office:value-type="float" office:value="122.183">
                <text:p>122.1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3712">
                <text:p>40.3712</text:p>
              </table:table-cell>
              <table:table-cell office:value-type="float" office:value="122.183">
                <text:p>122.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6474">
                <text:p>40.6474</text:p>
              </table:table-cell>
              <table:table-cell office:value-type="float" office:value="122.948">
                <text:p>122.9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9474">
                <text:p>40.9474</text:p>
              </table:table-cell>
              <table:table-cell office:value-type="float" office:value="122.948">
                <text:p>122.9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1974">
                <text:p>41.1974</text:p>
              </table:table-cell>
              <table:table-cell office:value-type="float" office:value="122.948">
                <text:p>122.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5974">
                <text:p>41.5974</text:p>
              </table:table-cell>
              <table:table-cell office:value-type="float" office:value="122.763">
                <text:p>122.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8474">
                <text:p>41.8474</text:p>
              </table:table-cell>
              <table:table-cell office:value-type="float" office:value="123.425">
                <text:p>123.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0974">
                <text:p>42.0974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3486">
                <text:p>42.3486</text:p>
              </table:table-cell>
              <table:table-cell office:value-type="float" office:value="123.448">
                <text:p>123.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6736">
                <text:p>42.6736</text:p>
              </table:table-cell>
              <table:table-cell office:value-type="float" office:value="123.375">
                <text:p>123.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9736">
                <text:p>42.9736</text:p>
              </table:table-cell>
              <table:table-cell office:value-type="float" office:value="123.265">
                <text:p>123.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2498">
                <text:p>43.2498</text:p>
              </table:table-cell>
              <table:table-cell office:value-type="float" office:value="129.705">
                <text:p>129.7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6256">
                <text:p>43.6256</text:p>
              </table:table-cell>
              <table:table-cell office:value-type="float" office:value="133.525">
                <text:p>133.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9544">
                <text:p>43.9544</text:p>
              </table:table-cell>
              <table:table-cell office:value-type="float" office:value="136.088">
                <text:p>136.0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247">
                <text:p>44.247</text:p>
              </table:table-cell>
              <table:table-cell office:value-type="float" office:value="137.593">
                <text:p>137.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3588">
                <text:p>44.3588</text:p>
              </table:table-cell>
              <table:table-cell office:value-type="float" office:value="137.808">
                <text:p>137.8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4295">
                <text:p>44.4295</text:p>
              </table:table-cell>
              <table:table-cell office:value-type="float" office:value="137.798">
                <text:p>137.7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6311">
                <text:p>44.6311</text:p>
              </table:table-cell>
              <table:table-cell office:value-type="float" office:value="138.87">
                <text:p>138.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9561">
                <text:p>44.9561</text:p>
              </table:table-cell>
              <table:table-cell office:value-type="float" office:value="139.858">
                <text:p>139.8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.2254">
                <text:p>45.2254</text:p>
              </table:table-cell>
              <table:table-cell office:value-type="float" office:value="140.215">
                <text:p>140.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4803">
                <text:p>45.4803</text:p>
              </table:table-cell>
              <table:table-cell office:value-type="float" office:value="140.42">
                <text:p>140.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7845">
                <text:p>45.7845</text:p>
              </table:table-cell>
              <table:table-cell office:value-type="float" office:value="142.06">
                <text:p>142.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1007">
                <text:p>46.1007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3519">
                <text:p>46.3519</text:p>
              </table:table-cell>
              <table:table-cell office:value-type="float" office:value="144.475">
                <text:p>144.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6519">
                <text:p>46.6519</text:p>
              </table:table-cell>
              <table:table-cell office:value-type="float" office:value="144.24">
                <text:p>144.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.953">
                <text:p>46.953</text:p>
              </table:table-cell>
              <table:table-cell office:value-type="float" office:value="144.485">
                <text:p>144.4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2079">
                <text:p>47.2079</text:p>
              </table:table-cell>
              <table:table-cell office:value-type="float" office:value="144.125">
                <text:p>144.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4653">
                <text:p>47.4653</text:p>
              </table:table-cell>
              <table:table-cell office:value-type="float" office:value="145.463">
                <text:p>145.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7263">
                <text:p>47.7263</text:p>
              </table:table-cell>
              <table:table-cell office:value-type="float" office:value="146.42">
                <text:p>146.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9873">
                <text:p>47.9873</text:p>
              </table:table-cell>
              <table:table-cell office:value-type="float" office:value="146.395">
                <text:p>146.3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.2724">
                <text:p>48.2724</text:p>
              </table:table-cell>
              <table:table-cell office:value-type="float" office:value="147.24">
                <text:p>147.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4739">
                <text:p>48.4739</text:p>
              </table:table-cell>
              <table:table-cell office:value-type="float" office:value="147.228">
                <text:p>147.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8522">
                <text:p>48.8522</text:p>
              </table:table-cell>
              <table:table-cell office:value-type="float" office:value="148.218">
                <text:p>148.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1072">
                <text:p>49.1072</text:p>
              </table:table-cell>
              <table:table-cell office:value-type="float" office:value="148.213">
                <text:p>148.2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508">
                <text:p>49.508</text:p>
              </table:table-cell>
              <table:table-cell office:value-type="float" office:value="148.993">
                <text:p>148.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683">
                <text:p>49.683</text:p>
              </table:table-cell>
              <table:table-cell office:value-type="float" office:value="149.013">
                <text:p>149.0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.908">
                <text:p>49.908</text:p>
              </table:table-cell>
              <table:table-cell office:value-type="float" office:value="149.048">
                <text:p>149.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033">
                <text:p>50.033</text:p>
              </table:table-cell>
              <table:table-cell office:value-type="float" office:value="149.725">
                <text:p>149.7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283">
                <text:p>50.283</text:p>
              </table:table-cell>
              <table:table-cell office:value-type="float" office:value="149.688">
                <text:p>149.6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.283">
                <text:p>50.283</text:p>
              </table:table-cell>
              <table:table-cell office:value-type="float" office:value="149.688">
                <text:p>149.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.658">
                <text:p>50.658</text:p>
              </table:table-cell>
              <table:table-cell office:value-type="float" office:value="150.415">
                <text:p>150.4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9341">
                <text:p>50.9341</text:p>
              </table:table-cell>
              <table:table-cell office:value-type="float" office:value="151.135">
                <text:p>151.1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1403">
                <text:p>51.1403</text:p>
              </table:table-cell>
              <table:table-cell office:value-type="float" office:value="150.995">
                <text:p>150.9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4413">
                <text:p>51.4413</text:p>
              </table:table-cell>
              <table:table-cell office:value-type="float" office:value="155.335">
                <text:p>155.3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6718">
                <text:p>51.6718</text:p>
              </table:table-cell>
              <table:table-cell office:value-type="float" office:value="157.683">
                <text:p>157.6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9411">
                <text:p>51.9411</text:p>
              </table:table-cell>
              <table:table-cell office:value-type="float" office:value="159.498">
                <text:p>159.4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1769">
                <text:p>52.1769</text:p>
              </table:table-cell>
              <table:table-cell office:value-type="float" office:value="161.238">
                <text:p>161.2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4597">
                <text:p>52.4597</text:p>
              </table:table-cell>
              <table:table-cell office:value-type="float" office:value="162.185">
                <text:p>162.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7618">
                <text:p>52.7618</text:p>
              </table:table-cell>
              <table:table-cell office:value-type="float" office:value="163.235">
                <text:p>163.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0618">
                <text:p>53.0618</text:p>
              </table:table-cell>
              <table:table-cell office:value-type="float" office:value="164.135">
                <text:p>164.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366">
                <text:p>53.366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6455">
                <text:p>53.6455</text:p>
              </table:table-cell>
              <table:table-cell office:value-type="float" office:value="165.885">
                <text:p>165.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9004">
                <text:p>53.9004</text:p>
              </table:table-cell>
              <table:table-cell office:value-type="float" office:value="166.943">
                <text:p>166.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2254">
                <text:p>54.2254</text:p>
              </table:table-cell>
              <table:table-cell office:value-type="float" office:value="168.173">
                <text:p>168.1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4518">
                <text:p>54.4518</text:p>
              </table:table-cell>
              <table:table-cell office:value-type="float" office:value="169.455">
                <text:p>169.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.7128">
                <text:p>54.712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0128">
                <text:p>55.012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3464">
                <text:p>55.3464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6799">
                <text:p>55.6799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0299">
                <text:p>56.0299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2799">
                <text:p>56.2799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5961">
                <text:p>56.5961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8711">
                <text:p>56.8711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.1224">
                <text:p>57.1224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4234">
                <text:p>57.4234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4234">
                <text:p>57.4234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9498">
                <text:p>57.949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2998">
                <text:p>58.299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.5848">
                <text:p>58.584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8153">
                <text:p>58.8153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0389">
                <text:p>59.0389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2939">
                <text:p>59.2939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5689">
                <text:p>59.5689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8238">
                <text:p>59.823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.0788">
                <text:p>60.0788</text:p>
              </table:table-cell>
              <table:table-cell office:value-type="float" office:value="172.748">
                <text:p>172.7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.3788">
                <text:p>60.3788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63">
                <text:p>60.63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905">
                <text:p>60.905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16">
                <text:p>61.16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5135">
                <text:p>61.5135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8135">
                <text:p>61.8135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0648">
                <text:p>62.0648</text:p>
              </table:table-cell>
              <table:table-cell office:value-type="float" office:value="173.145">
                <text:p>173.1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3268">
                <text:p>62.3268</text:p>
              </table:table-cell>
              <table:table-cell office:value-type="float" office:value="176.993">
                <text:p>176.9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5768">
                <text:p>62.5768</text:p>
              </table:table-cell>
              <table:table-cell office:value-type="float" office:value="176.995">
                <text:p>176.9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9277">
                <text:p>62.9277</text:p>
              </table:table-cell>
              <table:table-cell office:value-type="float" office:value="176.995">
                <text:p>176.9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9277">
                <text:p>62.9277</text:p>
              </table:table-cell>
              <table:table-cell office:value-type="float" office:value="176.993">
                <text:p>176.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.4787">
                <text:p>63.4787</text:p>
              </table:table-cell>
              <table:table-cell office:value-type="float" office:value="176.993">
                <text:p>176.9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7287">
                <text:p>63.7287</text:p>
              </table:table-cell>
              <table:table-cell office:value-type="float" office:value="176.995">
                <text:p>176.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9799">
                <text:p>63.9799</text:p>
              </table:table-cell>
              <table:table-cell office:value-type="float" office:value="176.995">
                <text:p>176.9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3299">
                <text:p>64.3299</text:p>
              </table:table-cell>
              <table:table-cell office:value-type="float" office:value="176.995">
                <text:p>176.9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5799">
                <text:p>64.5799</text:p>
              </table:table-cell>
              <table:table-cell office:value-type="float" office:value="176.995">
                <text:p>176.9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8799">
                <text:p>64.8799</text:p>
              </table:table-cell>
              <table:table-cell office:value-type="float" office:value="177.353">
                <text:p>177.3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1312">
                <text:p>65.1312</text:p>
              </table:table-cell>
              <table:table-cell office:value-type="float" office:value="177.353">
                <text:p>177.3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3824">
                <text:p>65.3824</text:p>
              </table:table-cell>
              <table:table-cell office:value-type="float" office:value="177.353">
                <text:p>177.3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6824">
                <text:p>65.6824</text:p>
              </table:table-cell>
              <table:table-cell office:value-type="float" office:value="177.353">
                <text:p>177.3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.9574">
                <text:p>65.9574</text:p>
              </table:table-cell>
              <table:table-cell office:value-type="float" office:value="177.655">
                <text:p>177.6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2324">
                <text:p>66.2324</text:p>
              </table:table-cell>
              <table:table-cell office:value-type="float" office:value="178.678">
                <text:p>178.6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434">
                <text:p>66.434</text:p>
              </table:table-cell>
              <table:table-cell office:value-type="float" office:value="178.668">
                <text:p>178.6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.684">
                <text:p>66.684</text:p>
              </table:table-cell>
              <table:table-cell office:value-type="float" office:value="179.808">
                <text:p>179.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9532">
                <text:p>66.9532</text:p>
              </table:table-cell>
              <table:table-cell office:value-type="float" office:value="180.37">
                <text:p>180.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2225">
                <text:p>67.2225</text:p>
              </table:table-cell>
              <table:table-cell office:value-type="float" office:value="180.925">
                <text:p>180.9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4775">
                <text:p>67.4775</text:p>
              </table:table-cell>
              <table:table-cell office:value-type="float" office:value="181.54">
                <text:p>181.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.7275">
                <text:p>67.727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0025">
                <text:p>68.0025</text:p>
              </table:table-cell>
              <table:table-cell office:value-type="float" office:value="182.428">
                <text:p>182.4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2775">
                <text:p>68.2775</text:p>
              </table:table-cell>
              <table:table-cell office:value-type="float" office:value="183.19">
                <text:p>183.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5785">
                <text:p>68.5785</text:p>
              </table:table-cell>
              <table:table-cell office:value-type="float" office:value="184.658">
                <text:p>184.6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8285">
                <text:p>68.8285</text:p>
              </table:table-cell>
              <table:table-cell office:value-type="float" office:value="184.643">
                <text:p>184.6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1535">
                <text:p>69.1535</text:p>
              </table:table-cell>
              <table:table-cell office:value-type="float" office:value="189.003">
                <text:p>189.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4545">
                <text:p>69.4545</text:p>
              </table:table-cell>
              <table:table-cell office:value-type="float" office:value="190.925">
                <text:p>190.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7307">
                <text:p>69.7307</text:p>
              </table:table-cell>
              <table:table-cell office:value-type="float" office:value="192.508">
                <text:p>192.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.0317">
                <text:p>70.0317</text:p>
              </table:table-cell>
              <table:table-cell office:value-type="float" office:value="193.733">
                <text:p>193.7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2891">
                <text:p>70.2891</text:p>
              </table:table-cell>
              <table:table-cell office:value-type="float" office:value="194.668">
                <text:p>194.6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.5932">
                <text:p>70.5932</text:p>
              </table:table-cell>
              <table:table-cell office:value-type="float" office:value="195.603">
                <text:p>195.6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.7948">
                <text:p>70.7948</text:p>
              </table:table-cell>
              <table:table-cell office:value-type="float" office:value="195.603">
                <text:p>195.6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.1448">
                <text:p>71.1448</text:p>
              </table:table-cell>
              <table:table-cell office:value-type="float" office:value="196.465">
                <text:p>196.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396">
                <text:p>71.396</text:p>
              </table:table-cell>
              <table:table-cell office:value-type="float" office:value="196.983">
                <text:p>196.9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646">
                <text:p>71.646</text:p>
              </table:table-cell>
              <table:table-cell office:value-type="float" office:value="199.153">
                <text:p>199.1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.896">
                <text:p>71.896</text:p>
              </table:table-cell>
              <table:table-cell office:value-type="float" office:value="199.83">
                <text:p>199.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.271">
                <text:p>72.271</text:p>
              </table:table-cell>
              <table:table-cell office:value-type="float" office:value="199.805">
                <text:p>199.8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5506">
                <text:p>72.5506</text:p>
              </table:table-cell>
              <table:table-cell office:value-type="float" office:value="199.805">
                <text:p>199.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.7877">
                <text:p>72.7877</text:p>
              </table:table-cell>
              <table:table-cell office:value-type="float" office:value="200.223">
                <text:p>200.2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.104">
                <text:p>73.104</text:p>
              </table:table-cell>
              <table:table-cell office:value-type="float" office:value="204.943">
                <text:p>204.9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.4823">
                <text:p>73.4823</text:p>
              </table:table-cell>
              <table:table-cell office:value-type="float" office:value="205.915">
                <text:p>205.9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7864">
                <text:p>73.7864</text:p>
              </table:table-cell>
              <table:table-cell office:value-type="float" office:value="208.405">
                <text:p>208.4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0474">
                <text:p>74.0474</text:p>
              </table:table-cell>
              <table:table-cell office:value-type="float" office:value="208.803">
                <text:p>208.8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3636">
                <text:p>74.3636</text:p>
              </table:table-cell>
              <table:table-cell office:value-type="float" office:value="209.568">
                <text:p>209.5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6432">
                <text:p>74.6432</text:p>
              </table:table-cell>
              <table:table-cell office:value-type="float" office:value="209.458">
                <text:p>209.4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.9594">
                <text:p>74.9594</text:p>
              </table:table-cell>
              <table:table-cell office:value-type="float" office:value="210.188">
                <text:p>210.1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.2604">
                <text:p>75.2604</text:p>
              </table:table-cell>
              <table:table-cell office:value-type="float" office:value="210.483">
                <text:p>210.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.5117">
                <text:p>75.5117</text:p>
              </table:table-cell>
              <table:table-cell office:value-type="float" office:value="210.953">
                <text:p>210.9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.7617">
                <text:p>75.7617</text:p>
              </table:table-cell>
              <table:table-cell office:value-type="float" office:value="211.603">
                <text:p>211.6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0227">
                <text:p>76.0227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2776">
                <text:p>76.2776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5276">
                <text:p>76.5276</text:p>
              </table:table-cell>
              <table:table-cell office:value-type="float" office:value="211.945">
                <text:p>211.9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7886">
                <text:p>76.7886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1136">
                <text:p>77.1136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3649">
                <text:p>77.3649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6149">
                <text:p>77.6149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.9149">
                <text:p>77.9149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.1649">
                <text:p>78.1649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469">
                <text:p>78.469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.7732">
                <text:p>78.7732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.1067">
                <text:p>79.1067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.3567">
                <text:p>79.3567</text:p>
              </table:table-cell>
              <table:table-cell office:value-type="float" office:value="212.545">
                <text:p>212.5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6328">
                <text:p>79.6328</text:p>
              </table:table-cell>
              <table:table-cell office:value-type="float" office:value="212.543">
                <text:p>212.5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6328">
                <text:p>79.6328</text:p>
              </table:table-cell>
              <table:table-cell office:value-type="float" office:value="212.543">
                <text:p>212.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.1591">
                <text:p>80.1591</text:p>
              </table:table-cell>
              <table:table-cell office:value-type="float" office:value="213.17">
                <text:p>213.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.5766">
                <text:p>80.5766</text:p>
              </table:table-cell>
              <table:table-cell office:value-type="float" office:value="209.765">
                <text:p>209.7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.8578">
                <text:p>80.8578</text:p>
              </table:table-cell>
              <table:table-cell office:value-type="float" office:value="210.355">
                <text:p>210.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1824">
                <text:p>81.1824</text:p>
              </table:table-cell>
              <table:table-cell office:value-type="float" office:value="210.41">
                <text:p>210.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3841">
                <text:p>81.3841</text:p>
              </table:table-cell>
              <table:table-cell office:value-type="float" office:value="210.383">
                <text:p>210.3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7377">
                <text:p>81.7377</text:p>
              </table:table-cell>
              <table:table-cell office:value-type="float" office:value="210.383">
                <text:p>210.3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.0377">
                <text:p>82.0377</text:p>
              </table:table-cell>
              <table:table-cell office:value-type="float" office:value="210.383">
                <text:p>210.3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.2889">
                <text:p>82.2889</text:p>
              </table:table-cell>
              <table:table-cell office:value-type="float" office:value="210.383">
                <text:p>210.3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.5389">
                <text:p>82.5389</text:p>
              </table:table-cell>
              <table:table-cell office:value-type="float" office:value="210.383">
                <text:p>210.3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.84">
                <text:p>82.84</text:p>
              </table:table-cell>
              <table:table-cell office:value-type="float" office:value="210.88">
                <text:p>210.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1441">
                <text:p>83.1441</text:p>
              </table:table-cell>
              <table:table-cell office:value-type="float" office:value="211.758">
                <text:p>211.7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.3457">
                <text:p>83.3457</text:p>
              </table:table-cell>
              <table:table-cell office:value-type="float" office:value="211.693">
                <text:p>211.6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.6478">
                <text:p>83.6478</text:p>
              </table:table-cell>
              <table:table-cell office:value-type="float" office:value="213.19">
                <text:p>213.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.9404">
                <text:p>83.9404</text:p>
              </table:table-cell>
              <table:table-cell office:value-type="float" office:value="213.795">
                <text:p>213.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1709">
                <text:p>84.1709</text:p>
              </table:table-cell>
              <table:table-cell office:value-type="float" office:value="214.273">
                <text:p>214.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4258">
                <text:p>84.4258</text:p>
              </table:table-cell>
              <table:table-cell office:value-type="float" office:value="221.958">
                <text:p>221.9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.7269">
                <text:p>84.7269</text:p>
              </table:table-cell>
              <table:table-cell office:value-type="float" office:value="225.63">
                <text:p>225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.9879">
                <text:p>84.9879</text:p>
              </table:table-cell>
              <table:table-cell office:value-type="float" office:value="228.008">
                <text:p>228.0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2428">
                <text:p>85.2428</text:p>
              </table:table-cell>
              <table:table-cell office:value-type="float" office:value="229.535">
                <text:p>229.5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4978">
                <text:p>85.4978</text:p>
              </table:table-cell>
              <table:table-cell office:value-type="float" office:value="230.97">
                <text:p>230.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.7988">
                <text:p>85.7988</text:p>
              </table:table-cell>
              <table:table-cell office:value-type="float" office:value="232.26">
                <text:p>232.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0488">
                <text:p>86.0488</text:p>
              </table:table-cell>
              <table:table-cell office:value-type="float" office:value="233.353">
                <text:p>233.3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.3001">
                <text:p>86.3001</text:p>
              </table:table-cell>
              <table:table-cell office:value-type="float" office:value="234.498">
                <text:p>234.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.5501">
                <text:p>86.5501</text:p>
              </table:table-cell>
              <table:table-cell office:value-type="float" office:value="235.458">
                <text:p>235.4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.8013">
                <text:p>86.8013</text:p>
              </table:table-cell>
              <table:table-cell office:value-type="float" office:value="236.623">
                <text:p>236.6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1023">
                <text:p>87.1023</text:p>
              </table:table-cell>
              <table:table-cell office:value-type="float" office:value="237.93">
                <text:p>237.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.3273">
                <text:p>87.3273</text:p>
              </table:table-cell>
              <table:table-cell office:value-type="float" office:value="243.3">
                <text:p>243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.6068">
                <text:p>87.6068</text:p>
              </table:table-cell>
              <table:table-cell office:value-type="float" office:value="248.618">
                <text:p>248.6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.8679">
                <text:p>87.8679</text:p>
              </table:table-cell>
              <table:table-cell office:value-type="float" office:value="250.925">
                <text:p>250.9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.1289">
                <text:p>88.1289</text:p>
              </table:table-cell>
              <table:table-cell office:value-type="float" office:value="251.853">
                <text:p>251.8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.1289">
                <text:p>88.1289</text:p>
              </table:table-cell>
              <table:table-cell office:value-type="float" office:value="253.06">
                <text:p>253.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.6591">
                <text:p>88.6591</text:p>
              </table:table-cell>
              <table:table-cell office:value-type="float" office:value="254.013">
                <text:p>254.0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.9284">
                <text:p>88.9284</text:p>
              </table:table-cell>
              <table:table-cell office:value-type="float" office:value="256.97">
                <text:p>256.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.1299">
                <text:p>89.1299</text:p>
              </table:table-cell>
              <table:table-cell office:value-type="float" office:value="258.155">
                <text:p>258.1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.4782">
                <text:p>89.4782</text:p>
              </table:table-cell>
              <table:table-cell office:value-type="float" office:value="260.055">
                <text:p>260.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9.7792">
                <text:p>89.7792</text:p>
              </table:table-cell>
              <table:table-cell office:value-type="float" office:value="260.528">
                <text:p>260.5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.0884">
                <text:p>90.0884</text:p>
              </table:table-cell>
              <table:table-cell office:value-type="float" office:value="260.518">
                <text:p>260.5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302">
                <text:p>90.302</text:p>
              </table:table-cell>
              <table:table-cell office:value-type="float" office:value="260.515">
                <text:p>260.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5782">
                <text:p>90.5782</text:p>
              </table:table-cell>
              <table:table-cell office:value-type="float" office:value="260.515">
                <text:p>260.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814">
                <text:p>90.814</text:p>
              </table:table-cell>
              <table:table-cell office:value-type="float" office:value="260.515">
                <text:p>260.5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0935">
                <text:p>91.0935</text:p>
              </table:table-cell>
              <table:table-cell office:value-type="float" office:value="260.515">
                <text:p>260.5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.3307">
                <text:p>91.3307</text:p>
              </table:table-cell>
              <table:table-cell office:value-type="float" office:value="260.503">
                <text:p>260.5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.6102">
                <text:p>91.6102</text:p>
              </table:table-cell>
              <table:table-cell office:value-type="float" office:value="260.503">
                <text:p>260.5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.8614">
                <text:p>91.8614</text:p>
              </table:table-cell>
              <table:table-cell office:value-type="float" office:value="260.503">
                <text:p>260.5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2.1874">
                <text:p>92.1874</text:p>
              </table:table-cell>
              <table:table-cell office:value-type="float" office:value="260.503">
                <text:p>260.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4138">
                <text:p>92.4138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.665">
                <text:p>92.665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.9661">
                <text:p>92.9661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.2456">
                <text:p>93.2456</text:p>
              </table:table-cell>
              <table:table-cell office:value-type="float" office:value="260.463">
                <text:p>260.4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.4968">
                <text:p>93.4968</text:p>
              </table:table-cell>
              <table:table-cell office:value-type="float" office:value="261.35">
                <text:p>261.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7468">
                <text:p>93.7468</text:p>
              </table:table-cell>
              <table:table-cell office:value-type="float" office:value="261.35">
                <text:p>261.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4.0468">
                <text:p>94.0468</text:p>
              </table:table-cell>
              <table:table-cell office:value-type="float" office:value="261.775">
                <text:p>261.7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.351">
                <text:p>94.351</text:p>
              </table:table-cell>
              <table:table-cell office:value-type="float" office:value="262.26">
                <text:p>262.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.6059">
                <text:p>94.6059</text:p>
              </table:table-cell>
              <table:table-cell office:value-type="float" office:value="262.255">
                <text:p>262.2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907">
                <text:p>94.907</text:p>
              </table:table-cell>
              <table:table-cell office:value-type="float" office:value="262.61">
                <text:p>262.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.1619">
                <text:p>95.1619</text:p>
              </table:table-cell>
              <table:table-cell office:value-type="float" office:value="262.608">
                <text:p>262.6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.4119">
                <text:p>95.4119</text:p>
              </table:table-cell>
              <table:table-cell office:value-type="float" office:value="262.61">
                <text:p>262.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.6632">
                <text:p>95.6632</text:p>
              </table:table-cell>
              <table:table-cell office:value-type="float" office:value="262.608">
                <text:p>262.6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.9632">
                <text:p>95.9632</text:p>
              </table:table-cell>
              <table:table-cell office:value-type="float" office:value="263.005">
                <text:p>263.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6.2724">
                <text:p>96.2724</text:p>
              </table:table-cell>
              <table:table-cell office:value-type="float" office:value="263.005">
                <text:p>263.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6.5519">
                <text:p>96.5519</text:p>
              </table:table-cell>
              <table:table-cell office:value-type="float" office:value="263.005">
                <text:p>263.0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.704">
                <text:p>96.704</text:p>
              </table:table-cell>
              <table:table-cell office:value-type="float" office:value="263.463">
                <text:p>263.4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.704">
                <text:p>96.704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.2589">
                <text:p>97.2589</text:p>
              </table:table-cell>
              <table:table-cell office:value-type="float" office:value="263.458">
                <text:p>263.4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.6339">
                <text:p>97.6339</text:p>
              </table:table-cell>
              <table:table-cell office:value-type="float" office:value="263.458">
                <text:p>263.4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7.8589">
                <text:p>97.8589</text:p>
              </table:table-cell>
              <table:table-cell office:value-type="float" office:value="263.458">
                <text:p>263.4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1102">
                <text:p>98.1102</text:p>
              </table:table-cell>
              <table:table-cell office:value-type="float" office:value="263.455">
                <text:p>263.4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1102">
                <text:p>98.1102</text:p>
              </table:table-cell>
              <table:table-cell office:value-type="float" office:value="263.455">
                <text:p>263.4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6102">
                <text:p>98.6102</text:p>
              </table:table-cell>
              <table:table-cell office:value-type="float" office:value="263.455">
                <text:p>263.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8602">
                <text:p>98.8602</text:p>
              </table:table-cell>
              <table:table-cell office:value-type="float" office:value="263.455">
                <text:p>263.4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1602">
                <text:p>99.1602</text:p>
              </table:table-cell>
              <table:table-cell office:value-type="float" office:value="263.455">
                <text:p>263.4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4694">
                <text:p>99.4694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7268">
                <text:p>99.7268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9071">
                <text:p>99.9071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207">
                <text:p>100.207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607">
                <text:p>100.607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.907">
                <text:p>100.907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.407">
                <text:p>101.407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716">
                <text:p>101.716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.947">
                <text:p>101.947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248">
                <text:p>102.248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548">
                <text:p>102.548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548">
                <text:p>102.548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864">
                <text:p>102.864</text:p>
              </table:table-cell>
              <table:table-cell office:value-type="float" office:value="263.46">
                <text:p>263.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.222">
                <text:p>103.222</text:p>
              </table:table-cell>
              <table:table-cell office:value-type="float" office:value="263.873">
                <text:p>263.8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598">
                <text:p>103.598</text:p>
              </table:table-cell>
              <table:table-cell office:value-type="float" office:value="263.865">
                <text:p>263.8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822">
                <text:p>103.822</text:p>
              </table:table-cell>
              <table:table-cell office:value-type="float" office:value="263.87">
                <text:p>263.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4.088">
                <text:p>104.088</text:p>
              </table:table-cell>
              <table:table-cell office:value-type="float" office:value="263.87">
                <text:p>263.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338">
                <text:p>104.338</text:p>
              </table:table-cell>
              <table:table-cell office:value-type="float" office:value="263.87">
                <text:p>263.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638">
                <text:p>104.638</text:p>
              </table:table-cell>
              <table:table-cell office:value-type="float" office:value="263.87">
                <text:p>263.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5.088">
                <text:p>105.088</text:p>
              </table:table-cell>
              <table:table-cell office:value-type="float" office:value="263.835">
                <text:p>263.8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413">
                <text:p>105.413</text:p>
              </table:table-cell>
              <table:table-cell office:value-type="float" office:value="263.87">
                <text:p>263.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663">
                <text:p>105.663</text:p>
              </table:table-cell>
              <table:table-cell office:value-type="float" office:value="263.875">
                <text:p>263.8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5.864">
                <text:p>105.864</text:p>
              </table:table-cell>
              <table:table-cell office:value-type="float" office:value="263.888">
                <text:p>263.8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.064">
                <text:p>106.064</text:p>
              </table:table-cell>
              <table:table-cell office:value-type="float" office:value="264.385">
                <text:p>264.3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064">
                <text:p>106.064</text:p>
              </table:table-cell>
              <table:table-cell office:value-type="float" office:value="264.373">
                <text:p>264.3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556">
                <text:p>106.556</text:p>
              </table:table-cell>
              <table:table-cell office:value-type="float" office:value="264.373">
                <text:p>264.3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.864">
                <text:p>106.864</text:p>
              </table:table-cell>
              <table:table-cell office:value-type="float" office:value="263.59">
                <text:p>263.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7.126">
                <text:p>107.126</text:p>
              </table:table-cell>
              <table:table-cell office:value-type="float" office:value="263.625">
                <text:p>263.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477">
                <text:p>107.477</text:p>
              </table:table-cell>
              <table:table-cell office:value-type="float" office:value="263.64">
                <text:p>263.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7.802">
                <text:p>107.802</text:p>
              </table:table-cell>
              <table:table-cell office:value-type="float" office:value="263.645">
                <text:p>263.6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8.178">
                <text:p>108.178</text:p>
              </table:table-cell>
              <table:table-cell office:value-type="float" office:value="263.658">
                <text:p>263.6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8.479">
                <text:p>108.479</text:p>
              </table:table-cell>
              <table:table-cell office:value-type="float" office:value="263.588">
                <text:p>263.5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8.804">
                <text:p>108.804</text:p>
              </table:table-cell>
              <table:table-cell office:value-type="float" office:value="263.413">
                <text:p>263.4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.084">
                <text:p>109.084</text:p>
              </table:table-cell>
              <table:table-cell office:value-type="float" office:value="262.948">
                <text:p>262.9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.242">
                <text:p>109.242</text:p>
              </table:table-cell>
              <table:table-cell office:value-type="float" office:value="262.393">
                <text:p>262.3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9.267">
                <text:p>109.267</text:p>
              </table:table-cell>
              <table:table-cell office:value-type="float" office:value="262.393">
                <text:p>262.3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9.504">
                <text:p>109.504</text:p>
              </table:table-cell>
              <table:table-cell office:value-type="float" office:value="262.405">
                <text:p>262.4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9.718">
                <text:p>109.718</text:p>
              </table:table-cell>
              <table:table-cell office:value-type="float" office:value="262.428">
                <text:p>262.4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9.718">
                <text:p>109.718</text:p>
              </table:table-cell>
              <table:table-cell office:value-type="float" office:value="262.353">
                <text:p>262.3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0.235">
                <text:p>110.235</text:p>
              </table:table-cell>
              <table:table-cell office:value-type="float" office:value="262.438">
                <text:p>262.4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.235">
                <text:p>110.235</text:p>
              </table:table-cell>
              <table:table-cell office:value-type="float" office:value="262.468">
                <text:p>262.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